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694in" fo:margin-left="-0.075in" table:align="left" style:writing-mode="lr-tb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5.2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3875in" fo:margin-left="-0.075in" table:align="left" style:writing-mode="lr-tb"/>
    </style:style>
    <style:style style:name="Table2.A" style:family="table-column">
      <style:table-column-properties style:column-width="1.45in"/>
    </style:style>
    <style:style style:name="Table2.B" style:family="table-column">
      <style:table-column-properties style:column-width="4.93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3611in" fo:margin-left="-0.0486in" table:align="left" style:writing-mode="lr-tb"/>
    </style:style>
    <style:style style:name="Table3.A" style:family="table-column">
      <style:table-column-properties style:column-width="1.0333in"/>
    </style:style>
    <style:style style:name="Table3.B" style:family="table-column">
      <style:table-column-properties style:column-width="5.32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6.4708in" fo:margin-left="-0.0854in" table:align="left" style:writing-mode="lr-tb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0.6896in"/>
    </style:style>
    <style:style style:name="Table4.C" style:family="table-column">
      <style:table-column-properties style:column-width="0.984in"/>
    </style:style>
    <style:style style:name="Table4.D" style:family="table-column">
      <style:table-column-properties style:column-width="4.328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069in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0.0069in solid #000000" fo:border-right="none" fo:border-top="0.0139in solid #000000" fo:border-bottom="0.0069in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5" style:family="table">
      <style:table-properties style:width="5.8049in" fo:margin-left="0.5806in" table:align="left" style:writing-mode="lr-tb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1.909in"/>
    </style:style>
    <style:style style:name="Table5.C" style:family="table-column">
      <style:table-column-properties style:column-width="2.911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069in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-left="0.0069in solid #000000" fo:border-right="none" fo:border-top="0.013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5.A5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5.B5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5.C5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6" style:family="table">
      <style:table-properties style:width="6.1986in" fo:margin-left="0.1868in" table:align="left" style:writing-mode="lr-tb"/>
    </style:style>
    <style:style style:name="Table6.A" style:family="table-column">
      <style:table-column-properties style:column-width="1.0826in"/>
    </style:style>
    <style:style style:name="Table6.B" style:family="table-column">
      <style:table-column-properties style:column-width="1.2799in"/>
    </style:style>
    <style:style style:name="Table6.C" style:family="table-column">
      <style:table-column-properties style:column-width="3.836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-left="0.0069in solid #000000" fo:border-right="none" fo:border-top="0.0139in solid #000000" fo:border-bottom="0.0069in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6.A4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Header">
      <style:paragraph-properties fo:margin-left="0.1181in" fo:margin-right="0in" fo:margin-top="0.028in" fo:margin-bottom="0.028in" fo:text-indent="0in" style:auto-text-indent="false" style:snap-to-layout-grid="false"/>
    </style:style>
    <style:style style:name="P2" style:family="paragraph" style:parent-style-name="Header">
      <style:paragraph-properties fo:margin-left="0.1181in" fo:margin-right="0in" fo:margin-top="0.028in" fo:margin-bottom="0.028in" fo:text-align="center" style:justify-single-word="false" fo:text-indent="0in" style:auto-text-indent="false" style:snap-to-layout-grid="false"/>
    </style:style>
    <style:style style:name="P3" style:family="paragraph" style:parent-style-name="Header">
      <style:paragraph-properties fo:margin-left="0.1181in" fo:margin-right="0in" fo:margin-top="0.028in" fo:margin-bottom="0.028in" fo:text-align="end" style:justify-single-word="false" fo:text-indent="0in" style:auto-text-indent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style:snap-to-layout-grid="false"/>
      <style:text-properties text:display="non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style:snap-to-layout-grid="false"/>
      <style:text-properties fo:font-style="italic" style:font-style-asian="italic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keep-with-next="always"/>
    </style:style>
    <style:style style:name="P14" style:family="paragraph" style:parent-style-name="Standard">
      <style:paragraph-properties fo:keep-with-next="always"/>
      <style:text-properties text:display="none"/>
    </style:style>
    <style:style style:name="P15" style:family="paragraph" style:parent-style-name="Standard">
      <style:paragraph-properties fo:keep-with-next="always" style:snap-to-layout-grid="false"/>
      <style:text-properties text:display="none"/>
    </style:style>
    <style:style style:name="P16" style:family="paragraph" style:parent-style-name="Standard">
      <style:paragraph-properties fo:keep-with-next="always" style:snap-to-layout-grid="false"/>
    </style:style>
    <style:style style:name="P17" style:family="paragraph" style:parent-style-name="Standard">
      <style:paragraph-properties fo:text-align="center" style:justify-single-word="false" fo:keep-with-next="always" style:snap-to-layout-grid="false"/>
    </style:style>
    <style:style style:name="P18" style:family="paragraph" style:parent-style-name="Standard">
      <style:paragraph-properties fo:text-align="center" style:justify-single-word="false" fo:keep-with-next="always" style:snap-to-layout-grid="false"/>
      <style:text-properties fo:font-style="italic" style:font-style-asian="italic"/>
    </style:style>
    <style:style style:name="P19" style:family="paragraph" style:parent-style-name="Standard">
      <style:paragraph-properties fo:keep-with-next="always" style:snap-to-layout-grid="false"/>
      <style:text-properties fo:font-style="italic" style:font-style-asian="italic"/>
    </style:style>
    <style:style style:name="P20" style:family="paragraph" style:parent-style-name="Standard">
      <style:paragraph-properties fo:margin-left="0.1972in" fo:margin-right="0.4874in" fo:text-align="center" style:justify-single-word="false" fo:keep-together="always" fo:orphans="0" fo:widows="0" fo:text-indent="0in" style:auto-text-indent="false" fo:padding="0.111in" fo:border="0.0071in solid #000000" fo:keep-with-next="always"/>
    </style:style>
    <style:style style:name="P21" style:family="paragraph" style:parent-style-name="Standard">
      <style:paragraph-properties fo:margin-top="0.1665in" fo:margin-bottom="0.0417in" fo:keep-with-next="always"/>
    </style:style>
    <style:style style:name="P22" style:family="paragraph" style:parent-style-name="Standard">
      <style:paragraph-properties fo:text-align="center" style:justify-single-word="false" fo:padding="0.111in" fo:border="0.0071in solid #000000" fo:keep-with-next="always"/>
      <style:text-properties fo:language="en" fo:country="US"/>
    </style:style>
    <style:style style:name="P23" style:family="paragraph" style:parent-style-name="Standard">
      <style:paragraph-properties fo:margin-left="0in" fo:margin-right="0.7874in" fo:text-align="center" style:justify-single-word="false" fo:text-indent="0in" style:auto-text-indent="false" fo:padding="0.111in" fo:border="0.0071in solid #000000" fo:keep-with-next="always"/>
    </style:style>
    <style:style style:name="P24" style:family="paragraph" style:parent-style-name="Standard">
      <style:paragraph-properties fo:margin-left="0.5909in" fo:margin-right="0.9839in" fo:text-align="center" style:justify-single-word="false" fo:text-indent="0in" style:auto-text-indent="false" fo:padding="0.111in" fo:border="0.0071in solid #000000" fo:keep-with-next="always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ontents_20_1">
      <style:text-properties fo:font-variant="normal" fo:text-transform="none" fo:font-weight="normal" style:font-weight-asian="normal" text:display="none"/>
    </style:style>
    <style:style style:name="P27" style:family="paragraph" style:parent-style-name="Text_20_body_20_indent">
      <style:paragraph-properties fo:margin-left="0in" fo:margin-right="0in" fo:text-indent="0in" style:auto-text-indent="false" fo:keep-with-next="always" style:snap-to-layout-grid="false"/>
    </style:style>
    <style:style style:name="P28" style:family="paragraph" style:parent-style-name="Text_20_body_20_indent">
      <style:paragraph-properties fo:margin-left="0in" fo:margin-right="0in" fo:text-align="center" style:justify-single-word="false" fo:text-indent="0in" style:auto-text-indent="false" fo:keep-with-next="always" style:snap-to-layout-grid="false"/>
      <style:text-properties fo:font-style="italic" style:font-style-asian="italic"/>
    </style:style>
    <style:style style:name="P29" style:family="paragraph" style:parent-style-name="Text_20_body_20_indent">
      <style:paragraph-properties fo:margin-left="0in" fo:margin-right="0in" fo:text-indent="0in" style:auto-text-indent="false" fo:keep-with-next="always" style:snap-to-layout-grid="false"/>
      <style:text-properties fo:font-size="11pt" fo:font-style="italic" style:font-size-asian="11pt" style:font-style-asian="italic"/>
    </style:style>
    <style:style style:name="P30" style:family="paragraph" style:parent-style-name="Text_20_body_20_indent">
      <style:paragraph-properties fo:margin-left="0in" fo:margin-right="0in" fo:text-align="center" style:justify-single-word="false" fo:text-indent="0in" style:auto-text-indent="false" fo:keep-with-next="always" style:snap-to-layout-grid="false"/>
    </style:style>
    <style:style style:name="P31" style:family="paragraph" style:parent-style-name="Text_20_body_20_indent">
      <style:text-properties style:font-name="Courier New" fo:font-size="10pt" style:font-size-asian="10pt"/>
    </style:style>
    <style:style style:name="P32" style:family="paragraph" style:parent-style-name="Text_20_body_20_indent">
      <style:paragraph-properties fo:margin-left="0.248in" fo:margin-right="0in" fo:margin-top="0in" fo:margin-bottom="0in" fo:text-indent="0in" style:auto-text-indent="false"/>
      <style:text-properties style:font-name="Courier New" fo:font-size="10pt" style:font-size-asian="10pt"/>
    </style:style>
    <style:style style:name="P33" style:family="paragraph" style:parent-style-name="Text_20_body_20_indent">
      <style:paragraph-properties fo:margin-left="0.5909in" fo:margin-right="0.5902in" fo:text-indent="0in" style:auto-text-indent="false" fo:padding="0.0555in" fo:border="0.0071in solid #000000" style:shadow="#000000 0.0661in 0.0661in"/>
    </style:style>
    <style:style style:name="P34" style:family="paragraph" style:parent-style-name="List_20_Bullet">
      <style:paragraph-properties>
        <style:tab-stops>
          <style:tab-stop style:position="1.5752in"/>
        </style:tab-stops>
      </style:paragraph-properties>
    </style:style>
    <style:style style:name="P35" style:family="paragraph" style:parent-style-name="Title" style:master-page-name="Standard">
      <style:paragraph-properties style:page-number="auto"/>
    </style:style>
    <style:style style:name="P36" style:family="paragraph" style:parent-style-name="Subtitle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  <style:style style:name="T3" style:family="text">
      <style:text-properties text:display="none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text:display="none"/>
    </style:style>
    <style:style style:name="T6" style:family="text">
      <style:text-properties fo:font-style="normal" style:font-style-asian="normal"/>
    </style:style>
    <style:style style:name="T7" style:family="text">
      <style:text-properties style:font-name="Courier New"/>
    </style:style>
    <style:style style:name="fr1" style:family="graphic" style:parent-style-name="OLE">
      <style:graphic-properties style:vertical-pos="top" style:vertical-rel="baseline" draw:ole-draw-aspect="1" draw:visible-area-top="0in" draw:visible-area-width="4.0067in" draw:visible-area-height="3.815in"/>
    </style:style>
    <style:style style:name="fr2" style:family="graphic" style:parent-style-name="OLE">
      <style:graphic-properties style:vertical-pos="top" style:vertical-rel="baseline" draw:ole-draw-aspect="1" draw:visible-area-top="0in" draw:visible-area-width="5.1087in" draw:visible-area-height="3.2051in"/>
    </style:style>
    <style:style style:name="fr3" style:family="graphic" style:parent-style-name="OLE">
      <style:graphic-properties style:vertical-pos="top" style:vertical-rel="baseline" draw:ole-draw-aspect="1" draw:visible-area-top="0in" draw:visible-area-width="3.6102in" draw:visible-area-height="2.8102in"/>
    </style:style>
    <style:style style:name="fr4" style:family="graphic" style:parent-style-name="OLE">
      <style:graphic-properties style:vertical-pos="top" style:vertical-rel="baseline" draw:ole-draw-aspect="1" draw:visible-area-top="0in" draw:visible-area-width="3.5102in" draw:visible-area-height="2.5102in"/>
    </style:style>
    <style:style style:name="fr5" style:family="graphic" style:parent-style-name="OLE">
      <style:graphic-properties style:vertical-pos="top" style:vertical-rel="baseline" draw:ole-draw-aspect="1" draw:visible-area-top="0in" draw:visible-area-width="3.0004in" draw:visible-area-height="2.0004in"/>
    </style:style>
    <style:style style:name="fr6" style:family="graphic" style:parent-style-name="OLE">
      <style:graphic-properties style:vertical-pos="top" style:vertical-rel="baseline" draw:ole-draw-aspect="1" draw:visible-area-top="0in" draw:visible-area-width="4.1232in" draw:visible-area-height="3.0102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3" fo:column-gap="0in">
          <style:column style:rel-width="3023*" fo:start-indent="0in" fo:end-indent="0in"/>
          <style:column style:rel-width="3023*" fo:start-indent="0in" fo:end-indent="0in"/>
          <style:column style:rel-width="3025*" fo:start-indent="0in" fo:end-indent="0in"/>
        </style:columns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ockStr</text:p>
      <text:p text:style-name="Subtitle">Socket Class Library<text:line-break/>Reference Manual</text:p>
      <text:p text:style-name="P36">Contents</text:p>
      <text:table-of-content text:style-name="Sect2" text:protected="true" text:name="Table of Contents2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</text:index-body>
      </text:table-of-content>
      <text:p text:style-name="Text_20_body"/>
      <text:table-of-content text:style-name="Sect1" text:name="Table of Contents1">
        <text:table-of-content-source text:outline-level="1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Appendix"/>
          </text:index-source-styles>
        </text:table-of-content-source>
        <text:index-body>
          <text:p text:style-name="P26"/>
        </text:index-body>
      </text:table-of-content>
      <text:p text:style-name="Heading_20_1">Introduction</text:p>
      <text:p text:style-name="P14"><text:bookmark-start text:name="StartOfText"/>Mention target of document, audience et cetera.<text:bookmark-end text:name="StartOfText"/></text:p>
      <text:p text:style-name="P13">This document describes the interprocess communication (IPC) classes that are used throughout the CM system. <text:s/>This document is intended to aid the implementation and maintenance of the CM software.</text:p>
      <text:p text:style-name="P13">The IPC classes described in this document are a C++ class framework built around the Windows Sockets version 1.1 API. <text:s/>As the astute reader knows, there are already several Windows Sockets class hierarchies available. <text:s/>Section <text:s/><text:bookmark-ref text:reference-format="chapter" text:ref-name="_Ref355055890"/> of this document discusses a few of the most popular of these solutions and the reasons that they were not deemed fit for use within CM.</text:p>
      <text:p text:style-name="Heading_20_2">Abbreviation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OT</text:p>
          </table:table-cell>
          <table:table-cell table:style-name="Table1.A1" office:value-type="string">
            <text:p text:style-name="P15">Object Oriented Technology</text:p>
          </table:table-cell>
        </table:table-row>
        <table:table-row table:style-name="Table1.1">
          <table:table-cell table:style-name="Table1.A1" office:value-type="string">
            <text:p text:style-name="P16">CM</text:p>
          </table:table-cell>
          <table:table-cell table:style-name="Table1.A1" office:value-type="string">
            <text:p text:style-name="P16">Connection Manager</text:p>
          </table:table-cell>
        </table:table-row>
        <table:table-row table:style-name="Table1.1">
          <table:table-cell table:style-name="Table1.A1" office:value-type="string">
            <text:p text:style-name="P16">IPC</text:p>
          </table:table-cell>
          <table:table-cell table:style-name="Table1.A1" office:value-type="string">
            <text:p text:style-name="P16">Interprocess Communication</text:p>
          </table:table-cell>
        </table:table-row>
        <table:table-row table:style-name="Table1.1">
          <table:table-cell table:style-name="Table1.A1" office:value-type="string">
            <text:p text:style-name="P16">PS</text:p>
          </table:table-cell>
          <table:table-cell table:style-name="Table1.A1" office:value-type="string">
            <text:p text:style-name="P16">Protocol Server</text:p>
          </table:table-cell>
        </table:table-row>
      </table:table>
      <text:p text:style-name="Heading_20_2">Referenc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[Rumbaugh91]</text:p>
          </table:table-cell>
          <table:table-cell table:style-name="Table2.A1" office:value-type="string">
            <text:p text:style-name="P4"><text:span text:style-name="T3">J. Rumbaugh </text:span><text:span text:style-name="T5">et al</text:span><text:span text:style-name="T3"> (1991) Object Oriented Modelling and Design,</text:span></text:p>
            <text:p text:style-name="P5">Prentice Hall International Editions</text:p>
          </table:table-cell>
        </table:table-row>
        <table:table-row table:style-name="Table2.1">
          <table:table-cell table:style-name="Table2.A1" office:value-type="string">
            <text:p text:style-name="P4">[WS]</text:p>
          </table:table-cell>
          <table:table-cell table:style-name="Table2.A1" office:value-type="string">
            <text:p text:style-name="P4">Windows Sockets Specification 1.1<text:line-break/>MSDN development library CD</text:p>
          </table:table-cell>
        </table:table-row>
      </table:table>
      <text:p text:style-name="Heading_20_2">Definition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Example</text:p>
          </table:table-cell>
          <table:table-cell table:style-name="Table3.A1" office:value-type="string">
            <text:p text:style-name="P15">Example definition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</table:table>
      <text:p text:style-name="P13"/>
      <text:p text:style-name="Heading_20_1">Specification</text:p>
      <text:p text:style-name="Heading_20_2">Subject Description</text:p>
      <text:p text:style-name="Heading_20_3">Communication sockets</text:p>
      <text:p text:style-name="Standard">The CM system uses various Windows sockets for interprocess communication. <text:s/>Since Windows sockets are used, it does not matter if the 2 communicating processes reside on different machines as long as a LAN connection is available.</text:p>
      <text:p text:style-name="Standard">The 4 types of communication sockets used by CM are:</text:p>
      <text:list xml:id="list578072404" text:style-name="WW8StyleNum8">
        <text:list-item>
          <text:p text:style-name="Bullet"><text:span text:style-name="T2">Control socket. <text:s/></text:span>Used for communication between the TSP and the CM Broker.</text:p>
        </text:list-item>
        <text:list-item>
          <text:p text:style-name="Bullet"><text:span text:style-name="T2">Data stream socket. <text:s/></text:span>Used for the data stream between the user application and the protocol server.</text:p>
        </text:list-item>
        <text:list-item>
          <text:p text:style-name="Bullet"><text:span text:style-name="T2">Server socket. <text:s/></text:span>Used for communication between the CM Broker and the protocol server.</text:p>
        </text:list-item>
        <text:list-item>
          <text:p text:style-name="Bullet"><text:span text:style-name="T2">Monitor socket. <text:s/></text:span>Used by the monitor application for communication to and from the protocol server and CM Broker.</text:p>
        </text:list-item>
      </text:list>
      <text:p text:style-name="Standard">An overview of how the various components of CM relate to each other is given in <text:bookmark-ref text:reference-format="text" text:ref-name="_Ref352057692">Figure 1</text:bookmark-ref> below:</text:p>
      <text:p text:style-name="P20"><draw:frame draw:style-name="fr1" draw:name="Object1" text:anchor-type="as-char" svg:width="4.0063in" svg:height="3.8146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5"><text:bookmark-start text:name="_Ref352057692"/>Figure <text:sequence text:ref-name="refFigure0" text:name="Figure" text:formula="ooow:Figure+1" style:num-format="1">1</text:sequence><text:bookmark-end text:name="_Ref352057692"/> CM Communication Sockets</text:p>
      <text:p text:style-name="Standard"/>
      <text:p text:style-name="Standard">The Windows sockets used by CM are always point-to-point connection mode, as provided by the TCP/IP protocol (in contrast to the connectionless datagrams of the UDP protocol). <text:s/>In order to make the point-to-point Windows socket connection, one application (or thread) needs to create a socket and call “listen”, while another application must create a socket and call “connect” (in that order).</text:p>
      <text:p text:style-name="Standard"><text:soft-page-break/>There are 2 types of Windows sockets function calls: <text:s/>synchronous and asynchronous. <text:s/>The classes described in this document provide for both of these types of function calls. <text:s/>The default is synchronous mode, but this can be overridden at any time during the lifetime of the socket connection.</text:p>
      <text:p text:style-name="Heading_20_2">External Relations and Interactions</text:p>
      <text:p text:style-name="Standard">The IPC module does not call other parts of the CM system; it is instead used by other modules. <text:s/>Therefore, this document does not describe any external relations and interactions.</text:p>
      <text:p text:style-name="Standard">This module does, however, invoke the Windows Sockets library which is external to the IPC module. <text:s/>Refer to [WS] for details of Windows Sockets.</text:p>
      <text:p text:style-name="Heading_20_3">Installation Notes</text:p>
      <text:p text:style-name="P21">Windows sockets configured with TCP/IP protocol must already be installed and running on the system before CM is installed. <text:s/>A part of installing TCP/IP is enabling a particular address resolution scheme. <text:s/>There are many options in implementing an address resolution scheme, such as DHCP, DNS, WINS, HOST file, etc. <text:s/>Also, almost any combination of options for address resolution is possible; each customer’s site will have its own requirements. <text:s/>Installation of the CM software is not dependent on <text:span text:style-name="T4">which</text:span> address resolution scheme was chosen, but is reliant on the fact that there is a working address resolution scheme in place.</text:p>
      <text:p text:style-name="P21">For a server or client installation, the CM installation procedure will ask for the TCP/IP name where the broker is running. <text:s/>For a broker installation this is of course not necessary.</text:p>
      <text:p text:style-name="P21">There can only be one broker per network address space. <text:s/>A broker installation will attempt to enforce this restriction.</text:p>
      <text:p text:style-name="Standard">The CM installation procedure will need to add 1 unique service and port number to the TCP/IP services database for the control socket. <text:s/>The services database is often located in the %<text:span text:style-name="T4">SystemRoot</text:span>%\SYSTEM32\DRIVERS\ETC\SERVICES on the local system.</text:p>
      <text:p text:style-name="Standard"/>
      <text:p text:style-name="Heading_20_1">Design Aspects</text:p>
      <text:p text:style-name="Heading_20_2">Design Structure</text:p>
      <text:p text:style-name="Standard">The IPC Module is a class library that is used by other modules of the CM system. <text:s/>Therefore, no internal structure is given here. <text:s/>Refer to <text:s/><text:bookmark-ref text:reference-format="text" text:ref-name="_Ref353169511">Figure 2</text:bookmark-ref> for a class diagram.</text:p>
      <text:p text:style-name="Heading_20_2">Internal Relations and Interactions</text:p>
      <text:p text:style-name="Standard">This subsection describes the interfaces between different parts of the subject and the nature of those interfaces.</text:p>
      <text:p text:style-name="Heading_20_3">Internal IPC Scenarios</text:p>
      <text:p text:style-name="Standard">This section describes how the IPC class library interacts with Windows Sockets <text:span text:style-name="T4">internally</text:span>. <text:s/>A user of the IPC library will not normally be concerned with these internal details.</text:p>
      <text:p text:style-name="Heading_20_4">Sockets startup and shutdown</text:p>
      <text:p text:style-name="Standard">Note that before any Windows sockets routines can be used, an application must call WSAStartup. <text:s/>Before an application exits, it should close all sockets it is using and call WSACleanup.</text:p>
      <text:p text:style-name="Standard">The CCM2Socket class and its subclasses automatically take care of the calls to WSAStartup and WSACleanup.</text:p>
      <text:p text:style-name="Heading_20_4">Server socket</text:p>
      <text:p text:style-name="Standard">A server socket binds to a particular TCP/IP port and listens for a client socket to connect to this port number. <text:s/>Once the connect request is received, the server socket must call accept to complete the connection.</text:p>
      <text:p text:style-name="Standard">CM uses the synchronous (blocking) form of the Windows Sockets listen() function.</text:p>
      <text:p text:style-name="Heading_20_4">Client socket</text:p>
      <text:p text:style-name="Standard">A client socket will call connect() specifying a TCP/IP port number and a host machine’s address.</text:p>
      <text:p text:style-name="Standard">CM uses the synchronous (blocking) form of the Windows Sockets connect function.</text:p>
      <text:p text:style-name="Heading_20_4"><text:bookmark-start text:name="_Ref354826426"/>Connect a socket via the control socket<text:bookmark-end text:name="_Ref354826426"/></text:p>
      <text:p text:style-name="Standard">An application that needs to setup a server socket, monitor socket, or data stream socket will do so via the broker’s control socket. <text:s/>To make such a connection involves the following steps: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8">step</text:p>
          </table:table-cell>
          <table:table-cell table:style-name="Table4.B1" office:value-type="string">
            <text:p text:style-name="P18">Broker</text:p>
          </table:table-cell>
          <table:table-cell table:style-name="Table4.B1" office:value-type="string">
            <text:p text:style-name="P18">Application (peer)</text:p>
          </table:table-cell>
          <table:table-cell table:style-name="Table4.D1" office:value-type="string">
            <text:p text:style-name="P19">Description</text:p>
          </table:table-cell>
        </table:table-row>
        <table:table-row table:style-name="Table4.1">
          <table:table-cell table:style-name="Table4.A2" office:value-type="string">
            <text:p text:style-name="P17">1</text:p>
          </table:table-cell>
          <table:table-cell table:style-name="Table4.B2" office:value-type="string">
            <text:p text:style-name="P17">X</text:p>
          </table:table-cell>
          <table:table-cell table:style-name="Table4.B2" office:value-type="string">
            <text:p text:style-name="P17"/>
          </table:table-cell>
          <table:table-cell table:style-name="Table4.D2" office:value-type="string">
            <text:p text:style-name="P16">The broker always listens on the control socket for incoming connections. <text:s/>The control socket is always connected to the well-known TCP/IP port for CM2.</text:p>
          </table:table-cell>
        </table:table-row>
        <table:table-row table:style-name="Table4.1">
          <table:table-cell table:style-name="Table4.A2" office:value-type="string">
            <text:p text:style-name="P17">2</text:p>
          </table:table-cell>
          <table:table-cell table:style-name="Table4.B2" office:value-type="string">
            <text:p text:style-name="P17"/>
          </table:table-cell>
          <table:table-cell table:style-name="Table4.B2" office:value-type="string">
            <text:p text:style-name="P17">X</text:p>
          </table:table-cell>
          <table:table-cell table:style-name="Table4.D2" office:value-type="string">
            <text:p text:style-name="P16">Connect to the broker’s control socket.</text:p>
          </table:table-cell>
        </table:table-row>
        <table:table-row table:style-name="Table4.1">
          <table:table-cell table:style-name="Table4.A2" office:value-type="string">
            <text:p text:style-name="P17">3</text:p>
          </table:table-cell>
          <table:table-cell table:style-name="Table4.B2" office:value-type="string">
            <text:p text:style-name="P17">X</text:p>
          </table:table-cell>
          <table:table-cell table:style-name="Table4.B2" office:value-type="string">
            <text:p text:style-name="P17"/>
          </table:table-cell>
          <table:table-cell table:style-name="Table4.D2" office:value-type="string">
            <text:p text:style-name="P16">The broker will clone the control socket. <text:s/>The cloned socket will be connected on a system-assigned port. <text:s/>The broker then accepts the application’s connection request on this cloned socket. <text:s/>At the same time, the broker goes back to listening on the control socket.</text:p>
          </table:table-cell>
        </table:table-row>
        <table:table-row table:style-name="Table4.1">
          <table:table-cell table:style-name="Table4.A2" office:value-type="string">
            <text:p text:style-name="P17">4</text:p>
          </table:table-cell>
          <table:table-cell table:style-name="Table4.B2" office:value-type="string">
            <text:p text:style-name="P17"/>
          </table:table-cell>
          <table:table-cell table:style-name="Table4.B2" office:value-type="string">
            <text:p text:style-name="P17">X</text:p>
          </table:table-cell>
          <table:table-cell table:style-name="Table4.D2" office:value-type="string">
            <text:p text:style-name="P16">An identification message is sent so that the broker knows if the peer is a protocol server, monitor, or TSP companion.</text:p>
          </table:table-cell>
        </table:table-row>
        <table:table-row table:style-name="Table4.1">
          <table:table-cell table:style-name="Table4.A6" office:value-type="string">
            <text:p text:style-name="P17">5</text:p>
          </table:table-cell>
          <table:table-cell table:style-name="Table4.B6" office:value-type="string">
            <text:p text:style-name="P17">X</text:p>
          </table:table-cell>
          <table:table-cell table:style-name="Table4.B6" office:value-type="string">
            <text:p text:style-name="P17"/>
          </table:table-cell>
          <table:table-cell table:style-name="Table4.D6" office:value-type="string">
            <text:p text:style-name="P16">Receive the message from step 4. <text:s/>The broker then sends the peer an identification message.</text:p>
          </table:table-cell>
        </table:table-row>
      </table:table>
      <text:p text:style-name="Caption"><text:bookmark-start text:name="_Ref354826890"/>Table <text:sequence text:ref-name="refTable0" text:name="Table" text:formula="ooow:Table+1" style:num-format="1">1</text:sequence><text:bookmark-end text:name="_Ref354826890"/>. <text:s/>Server socket connection sequence</text:p>
      <text:p text:style-name="Text_20_body"/>
      <text:p text:style-name="Heading_20_3">IPC Objects</text:p>
      <text:p text:style-name="P7">This subsection describes the various classes that comprise the IPC subsystem. <text:s/>The IPC subsystem also includes several classes that are not directly related to communication but are needed to support various parts of the CM system (for example, CCM2State). <text:s/>For lack of a better place, these classes are described in this document.</text:p>
      <text:p text:style-name="P7"><text:bookmark-ref text:reference-format="text" text:ref-name="_Ref353169511">Figure 2</text:bookmark-ref> below shows the relationships of the IPC classes.</text:p>
      <text:p text:style-name="P7"/>
      <text:p text:style-name="P22"><draw:frame draw:style-name="fr2" draw:name="Object2" text:anchor-type="as-char" svg:width="5.1083in" svg:height="3.2047in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Caption"><text:bookmark-start text:name="_Ref355606564"/><text:bookmark-start text:name="_Ref353169511"/>Figure <text:sequence text:ref-name="refFigure1" text:name="Figure" text:formula="ooow:Figure+1" style:num-format="1">2</text:sequence><text:bookmark-end text:name="_Ref353169511"/> Internal Classes<text:bookmark-end text:name="_Ref355606564"/></text:p>
      <text:p text:style-name="P7"><text:soft-page-break/></text:p>
      <text:p text:style-name="P7">These internal classes are described in the subsections that follow here below. <text:s/>The specification for each of these classes is divided into the following subsections:</text:p>
      <text:list xml:id="list1157448013" text:style-name="WW8StyleNum">
        <text:list-item>
          <text:p text:style-name="List_20_Bullet"><text:span text:style-name="T2">Description</text:span> <text:s/>This subsection contains general comments about the class, describing what it is and how it is to be used. <text:s/>Any exceptions and dependencies are also listed here (for example, if a class is a singleton). <text:s/>Also the base class is named in this subsection.</text:p>
        </text:list-item>
        <text:list-item>
          <text:p text:style-name="List_20_Bullet"><text:span text:style-name="T2">Interface <text:s/></text:span>Contains a list of the external functions, that is, how this object is called by other objects.</text:p>
        </text:list-item>
        <text:list-item>
          <text:p text:style-name="List_20_Bullet"><text:span text:style-name="T2">Member variables</text:span> <text:s/>Only the member variables specific to this class are mentioned here. <text:s/>For member variables inherited from the base class, see the documentation for that base class.</text:p>
        </text:list-item>
        <text:list-item>
          <text:p text:style-name="List_20_Bullet"><text:span text:style-name="T2">States</text:span> <text:s/>Many of the broker objects must maintain an internal state. <text:s/>All of this module’s internal classes accomplish this using a state class tree that is derived the CCM2State abstract base class. <text:s/>See paragraph <text:bookmark-ref text:reference-format="chapter" text:ref-name="_Ref354982298"/> below for more detail.</text:p>
        </text:list-item>
      </text:list>
      <text:p text:style-name="P7"/>
      <text:p text:style-name="Heading_20_4">CCM2IPAddress</text:p>
      <text:p text:style-name="Heading_20_5">Description</text:p>
      <text:p text:style-name="Standard">The CCM2IPAddress class provides mapping between IP addresses and names. <text:s/>The constructors for this class enable a variety of IP address types to be created. <text:s/>This class does not inherit from any other class.</text:p>
      <text:p text:style-name="Standard">This class is primarily used internally by the IPC classes.</text:p>
      <text:p text:style-name="Standard">The constructor calls the WSAStartup routine when the first instance of this class is created. <text:s/>The destructor calls the WSACleanup routine when the last instance of this class is destroyed.</text:p>
      <text:p text:style-name="Heading_20_5">Interface</text:p>
      <text:p text:style-name="Standard"><text:span text:style-name="Emphasis">CCM2IPAddress(void)</text:span></text:p>
      <text:p text:style-name="Text_20_body_20_indent">The constructor with no parameters creates a wildcard IP address (INADDR_ANY). <text:s/>This is useful for a server-side socket that will listen for connections from any client machine.</text:p>
      <text:p text:style-name="Standard"><text:span text:style-name="Emphasis">CCM2IPAddress(LPCSTR name)</text:span></text:p>
      <text:p text:style-name="Text_20_body_20_indent">This constructor creates an IP address via the name resolution mechanism. <text:s/>The name parameter can be either an Internet host name such as “hosta.philips.nl” or a numeric address such as “129.133.133.3”. <text:s/>If the name does not resolve, then the IP address is set to the constant INADDR_NONE.</text:p>
      <text:p text:style-name="P8">CCM2IPAddress(const CCM2IPAddress&amp; rInAddr)</text:p>
      <text:p text:style-name="Text_20_body_20_indent">This is the copy constructor.</text:p>
      <text:p text:style-name="Standard"><text:span text:style-name="Emphasis">DWORD NetAddress(void) const</text:span></text:p>
      <text:p text:style-name="Text_20_body_20_indent"><text:soft-page-break/>Return the internal, network byte-order address. <text:s/>This function is for use by the internal implementation of the CCM2Socket class. <text:s/>It can be used to fill in the in_addr structure that some Windows sockets functions require (for example <text:s/><text:span text:style-name="T2">connect</text:span>).</text:p>
      <text:p text:style-name="Standard"><text:span text:style-name="Emphasis">operator char* (void)</text:span></text:p>
      <text:p text:style-name="Text_20_body_20_indent">Returns a static (textual) representation of the IP address. <text:s/>This will be either the Internet host name or the numeric address. <text:s/>This routine is used to return a “human readable” representation of the connection, which is useful for logging or debugging. <text:s/>Note that the <text:s/><text:span text:style-name="T2">gethostbyaddr</text:span> Windows socket routine is used to convert the address into a textual format.</text:p>
      <text:p text:style-name="Heading_20_5">Member variables</text:p>
      <text:list xml:id="list1860958214" text:continue-numbering="true" text:style-name="WW8StyleNum">
        <text:list-item>
          <text:p text:style-name="P34">m_dwAddress<text:tab/>4 byte network address in internal, network byte-order format</text:p>
        </text:list-item>
        <text:list-item>
          <text:p text:style-name="P34"><text:s/>m_szHostName<text:line-break/><text:tab/>Peer host name cache</text:p>
        </text:list-item>
        <text:list-item>
          <text:p text:style-name="P34">m_uInstances<text:tab/>Instance count of this object used to control startup and shutdown of sockets library</text:p>
        </text:list-item>
      </text:list>
      <text:p text:style-name="Heading_20_5">States</text:p>
      <text:p text:style-name="Standard">None.</text:p>
      <text:p text:style-name="Standard"/>
      <text:p text:style-name="Heading_20_4">CCM2Socket</text:p>
      <text:p text:style-name="Heading_20_5">Description</text:p>
      <text:p text:style-name="Standard">Class CCM2Socket encapsulates the functionality for one end of a socket connection. <text:s/>The socket can be either a client-side or a server-side socket connection, depending on how the <text:span text:style-name="T2">Open</text:span> routine is invoked. <text:s/>Recall that a server-side socket listens on a TCP/IP port and a client-side socket actively connects to the TCP/IP port.</text:p>
      <text:p text:style-name="Standard">This class can be directly instantiated or can be used as a base class for specific types of sockets.</text:p>
      <text:p text:style-name="Standard">This class has a member variable of type CCM2IPAddress which is instantiated when CCM2Socket is constructed. <text:s/>This member variable takes care of initalizing the Windows Sockets library.</text:p>
      <text:p text:style-name="Standard">CCM2Socket inherits from the CCM2Stream class.</text:p>
      <text:p text:style-name="Heading_20_5">Interface</text:p>
      <text:p text:style-name="Standard"><text:span text:style-name="T2">Note: </text:span><text:s/>Besides the routines explicitly documented below, the pure virtual member functions from the CCM2Stream base class are also implemented (see section <text:s/><text:bookmark-ref text:reference-format="chapter" text:ref-name="_Ref355612931"/> below for details).</text:p>
      <text:p text:style-name="Standard"><text:span text:style-name="Emphasis">CCM2Socket (void)</text:span></text:p>
      <text:p text:style-name="Text_20_body_20_indent">The default constructor initializes an instance of this class, but does not attempt to open a socket connection.</text:p>
      <text:p text:style-name="Standard"><text:soft-page-break/><text:span text:style-name="Emphasis">CCM2Socket (LPCSTR pszFileName, UINT uOpenFlags)</text:span></text:p>
      <text:p text:style-name="Text_20_body_20_indent">The same conditions for the Open routine below also apply to this constructor.</text:p>
      <text:p text:style-name="Standard"><text:span text:style-name="Emphasis">CCM2Socket (const CCM2SocketAddr &amp; rSockAddr, UINT uOpenFlags)</text:span></text:p>
      <text:p text:style-name="Text_20_body_20_indent">This is an alternate constructor that directly accepts a CCM2SocketAddr address instead of a file name (which has to be parsed). <text:s/>The following is a sample usage of this constructor:</text:p>
      <text:p text:style-name="P31">CCM2Socket s1(CCM2SocketAddr(“host1.philips.com”, 1250),<text:line-break/> <text:s text:c="13"/>CFile::modeReadWrite);</text:p>
      <text:p text:style-name="Standard"><text:span text:style-name="Emphasis">BOOL Open(const char* pszFileName, UINT uOpenFlags, CFileException* pError = NULL)</text:span></text:p>
      <text:p text:style-name="Text_20_body_20_indent">This function overrides the Open function from the CFile base class. <text:s/>It provides the same functionality as CFile::Open, with the following exceptions:</text:p>
      <text:list xml:id="list39308779" text:style-name="WW8StyleNum1">
        <text:list-item>
          <text:p text:style-name="List_20_Bullet_20_2">The pszFileName parameter can be in one of the following forms: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Type</text:p>
          </table:table-cell>
          <table:table-cell table:style-name="Table5.B1" office:value-type="string">
            <text:p text:style-name="P9">Example</text:p>
          </table:table-cell>
          <table:table-cell table:style-name="Table5.C1" office:value-type="string">
            <text:p text:style-name="P9">Description</text:p>
          </table:table-cell>
        </table:table-row>
        <table:table-row table:style-name="Table5.1">
          <table:table-cell table:style-name="Table5.A2" office:value-type="string">
            <text:p text:style-name="P4">Full Internet URL</text:p>
          </table:table-cell>
          <table:table-cell table:style-name="Table5.B2" office:value-type="string">
            <text:p text:style-name="P10">“//hosta.bcs.philips.com:1234”<text:line-break/>“http://hosta.xyz.nl:2345”<text:line-break/>“//abc.my.net:bcs_broker”</text:p>
          </table:table-cell>
          <table:table-cell table:style-name="Table5.C2" office:value-type="string">
            <text:p text:style-name="P4">Creates a client-side socket that connects to the URL given. <text:s/>The number after the last colon is the TCP/IP port number, which could also be given as a service name. <text:s/>Note that any protocol prefix such as “http:” are ignored.</text:p>
          </table:table-cell>
        </table:table-row>
        <table:table-row table:style-name="Table5.1">
          <table:table-cell table:style-name="Table5.A2" office:value-type="string">
            <text:p text:style-name="P4">Port number</text:p>
          </table:table-cell>
          <table:table-cell table:style-name="Table5.B2" office:value-type="string">
            <text:p text:style-name="P4">“:1234”</text:p>
          </table:table-cell>
          <table:table-cell table:style-name="Table5.C2" office:value-type="string">
            <text:p text:style-name="P4">Creates a server-side socket that listens on the given port number.</text:p>
          </table:table-cell>
        </table:table-row>
        <table:table-row table:style-name="Table5.1">
          <table:table-cell table:style-name="Table5.A2" office:value-type="string">
            <text:p text:style-name="P4">Blank</text:p>
          </table:table-cell>
          <table:table-cell table:style-name="Table5.B2" office:value-type="string">
            <text:p text:style-name="P4">“” or NULL</text:p>
          </table:table-cell>
          <table:table-cell table:style-name="Table5.C2" office:value-type="string">
            <text:p text:style-name="P4">Creates a server-side socket that listens on a system-generated port number.</text:p>
          </table:table-cell>
        </table:table-row>
        <table:table-row table:style-name="Table5.1">
          <table:table-cell table:style-name="Table5.A5" office:value-type="string">
            <text:p text:style-name="P4">TCP address</text:p>
          </table:table-cell>
          <table:table-cell table:style-name="Table5.B5" office:value-type="string">
            <text:p text:style-name="P4">“129.133.133.4:1234”</text:p>
          </table:table-cell>
          <table:table-cell table:style-name="Table5.C5" office:value-type="string">
            <text:p text:style-name="P4">Creates a client-side socket that connects to the address and port number given.</text:p>
          </table:table-cell>
        </table:table-row>
      </table:table>
      <text:list xml:id="list1171440362" text:continue-numbering="true" text:style-name="WW8StyleNum1">
        <text:list-item>
          <text:p text:style-name="List_20_Bullet_20_2">The following open flags are supported: <text:s/>modeRead, modeWrite, modeReadWrite, modeCreate, and modeAsyncSocket. <text:s/>If modeCreate is specified, then a server-side socket will be created, regardless of the type of file name specified. <text:s/>Note that these mode flags are all defined by the CFile class except for modeAsyncSocket, which is defined by the CCM2Socket class.</text:p>
        </text:list-item>
      </text:list>
      <text:p text:style-name="Standard"><text:span text:style-name="Emphasis">BOOL Open (const CCM2SocketAddr&amp; rSockAddr, UINT uOpenFlags, CFileException* pError = NULL)</text:span></text:p>
      <text:p text:style-name="Text_20_body_20_indent">This is an alternate form of the Open routine that directly accepts a CCM2SocketAddr address instead of a file name (which has to be parsed). <text:s/>The following is a sample usage of this routine:</text:p>
      <text:p text:style-name="P32">CCM2Socket s1;</text:p>
      <text:p text:style-name="P32">s1.Open(CCM2SocketAddr(“host1.philips.com”, 1250), modeReadWrite);</text:p>
      <text:p text:style-name="Text_20_body_20_indent"/>
      <text:p text:style-name="Standard"><text:span text:style-name="Emphasis">void Abort(void)</text:span></text:p>
      <text:p text:style-name="Text_20_body_20_indent"><text:soft-page-break/>This function causes any pending I/O operations on the socket to be cancelled.</text:p>
      <text:p text:style-name="Standard"><text:span text:style-name="Emphasis">void Close(void)</text:span></text:p>
      <text:p text:style-name="Text_20_body_20_indent">This function closes the socket. <text:s/>Any outstanding reads and writes are cancelled.</text:p>
      <text:p text:style-name="Standard"><text:span text:style-name="Emphasis">CCM2Socket&amp; CreateServer(const WORD wPort, const</text:span><text:span text:style-name="Emphasis"><text:span text:style-name="T6"> </text:span></text:span><text:span text:style-name="T4">CCM2IPAddress * pHost = 0</text:span><text:span text:style-name="Emphasis"><text:span text:style-name="T6">)</text:span></text:span></text:p>
      <text:p text:style-name="Text_20_body_20_indent">This function is used to connect a new socket via the current socket. <text:s/>For example, the protocol server establishes a control socket connection with the broker. <text:s/>It then calls CreateServer to obtain a CCM2ServerSocket connection with the broker. <text:s/>This process is described in section <text:bookmark-ref text:reference-format="chapter" text:ref-name="_Ref354826426"/> of this document. <text:s/>The first 5 steps of <text:bookmark-ref text:reference-format="text" text:ref-name="_Ref354826890">Table 1</text:bookmark-ref> are implemented by the CreateServer routine. <text:s/>To implement the remaining 2 steps is simply a matter of destroying the CCM2ClientSocket object.</text:p>
      <text:p text:style-name="Text_20_body_20_indent">This function can be called with a well-known port number. <text:s/>If it is called with a port number equal to zero, then the system will generate a unique port number to be used.</text:p>
      <text:p text:style-name="P33">WARNING: <text:s/>This routine is not yet implemented, since it is not sure that it will ever be used.</text:p>
      <text:p text:style-name="Standard"><text:span text:style-name="Emphasis">BOOL Listen(const INT nBackLog = 4)</text:span></text:p>
      <text:p text:style-name="Text_20_body_20_indent">Performs a blocking listen for connections on a server socket. <text:s/>The nBackLog parameter specifies how many clients are allowed to be queued up waiting for a connection to this server socket.</text:p>
      <text:p text:style-name="Standard"><text:span text:style-name="Emphasis">void SetAsyncMode(const BOOL bMode)</text:span></text:p>
      <text:p text:style-name="Text_20_body_20_indent">Switches between synchronous and asynchronous I/O mode. <text:s/>When bMode is TRUE, then asynchronous mode is selected.</text:p>
      <text:p text:style-name="Standard"><text:span text:style-name="Emphasis">UINT Read(LPVOID pBuf, UINT uCount)</text:span></text:p>
      <text:p text:style-name="Text_20_body_20_indent">Performs a read from the socket, filling pBuf. <text:s/>The parameter nCount specifies the maximum bytes that will be read. <text:s/>The actual bytes read is returned by this function. <text:s/>This routine works in three different modes, depending on the I/O mode and whether a callback routine has been registered. <text:s/>The following table shows how these 3 modes relate to the I/O mode and callback: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29">SetAsyncMode</text:p>
          </table:table-cell>
          <table:table-cell table:style-name="Table6.B1" office:value-type="string">
            <text:p text:style-name="P29">RegisterCallBack</text:p>
          </table:table-cell>
          <table:table-cell table:style-name="Table6.C1" office:value-type="string">
            <text:p text:style-name="P29">Description</text:p>
          </table:table-cell>
        </table:table-row>
        <table:table-row table:style-name="Table6.1">
          <table:table-cell table:style-name="Table6.A2" office:value-type="string">
            <text:p text:style-name="P27">FALSE</text:p>
          </table:table-cell>
          <table:table-cell table:style-name="Table6.B2" office:value-type="string">
            <text:p text:style-name="P30">--</text:p>
          </table:table-cell>
          <table:table-cell table:style-name="Table6.C2" office:value-type="string">
            <text:p text:style-name="P27">Blocking mode: <text:s/>the Read function does not return until some data is available.</text:p>
          </table:table-cell>
        </table:table-row>
        <table:table-row table:style-name="Table6.1">
          <table:table-cell table:style-name="Table6.A2" office:value-type="string">
            <text:p text:style-name="P27">TRUE</text:p>
          </table:table-cell>
          <table:table-cell table:style-name="Table6.B2" office:value-type="string">
            <text:p text:style-name="P30">0</text:p>
          </table:table-cell>
          <table:table-cell table:style-name="Table6.C2" office:value-type="string">
            <text:p text:style-name="P27">Polling mode: <text:s/>the Read function reads the data that is already in the Winsock buffers and returns the number of bytes read. <text:s/>If no data is available then Read returns 0</text:p>
          </table:table-cell>
        </table:table-row>
        <table:table-row table:style-name="Table6.1">
          <table:table-cell table:style-name="Table6.A4" office:value-type="string">
            <text:p text:style-name="P27">TRUE</text:p>
          </table:table-cell>
          <table:table-cell table:style-name="Table6.B4" office:value-type="string">
            <text:p text:style-name="P28">(address of callback)</text:p>
          </table:table-cell>
          <table:table-cell table:style-name="Table6.C4" office:value-type="string">
            <text:p text:style-name="P27">Asynchronous mode: <text:s/>If data is already in the Winsock buffers, then it is read and the Read function returns immediately. <text:s/>Otherwise, a worker thread is created to do a blocking read on the socket. <text:s/>As soon as data is available, the worker thread will call the user’s registered callback with the buffer and number of bytes actually read.</text:p>
          </table:table-cell>
        </table:table-row>
      </table:table>
      <text:p text:style-name="Caption"><text:bookmark-start text:name="_Ref356626099"/>Table <text:sequence text:ref-name="refTable1" text:name="Table" text:formula="ooow:Table+1" style:num-format="1">2</text:sequence><text:bookmark-end text:name="_Ref356626099"/> Socket I/O Modes</text:p>
      <text:p text:style-name="Standard"><text:span text:style-name="Emphasis">void Write(const LPVOID pBuf, UINT nCount)</text:span></text:p>
      <text:p text:style-name="Text_20_body_20_indent">Writes the specified number of bytes from <text:span text:style-name="T4">pBuf <text:s/></text:span>to the socket. <text:s/>This call is subject to the same conditions as the Read call described in <text:bookmark-ref text:reference-format="text" text:ref-name="_Ref356626099">Table 2</text:bookmark-ref>.</text:p>
      <text:p text:style-name="Standard"><text:span text:style-name="Emphasis">CALLBACK* RegisterCallback(CM2CallBack pCallback = 0)</text:span></text:p>
      <text:p text:style-name="Text_20_body_20_indent">Register a default routine that will be called when an asynchronous RPC completes. <text:s/>This function returns the address of the previous callback, or 0 if there was no previous callback.</text:p>
      <text:p text:style-name="Standard"><text:span text:style-name="Emphasis">INT SetSockOpt(INT nOptionName, const void * pOptionValue, INT nOptionLen, INT nLevel = SOL_SOCKET)</text:span></text:p>
      <text:p text:style-name="Text_20_body_20_indent">Used to set certain socket options, such as keepalive or input/output buffer size. <text:s/>Socket options are simply passed on to the Windows Socket library for processing. <text:s/>Therefore, all Windows Sockets options are supported by this member function.</text:p>
      <text:p text:style-name="Text_20_body_20_indent">This function returns 0 if successful; otherwise it returns SOCKET_ERROR.</text:p>
      <text:p text:style-name="Standard"><text:span text:style-name="Emphasis">BOOL GetSockOpt(INT nOptionName, void * pOptionValue, INT * pnOptionLen, INT nLevel = SOL_SOCKET)</text:span></text:p>
      <text:p text:style-name="Text_20_body_20_indent">Used to retrieve the current socket option settings. <text:s/>The request is passed directly to the Windows Socket library for processing.</text:p>
      <text:p text:style-name="Standard"><text:span text:style-name="Emphasis">INT RemoteProcedure (CM2IpcStruct* pData, FARPROC pCallback = 0) </text:span></text:p>
      <text:p text:style-name="Text_20_body_20_indent">This member function performs a remote procedure call. <text:s/>Note that the contents of the pData parameter is application dependent. <text:s/>Each IPC message will be defined as a subclass of CM2IpcStruct, adding its own member variables to the standard header fields (such as m_wFunction; m_wPacketSize; and m_dwSequence).</text:p>
      <text:p text:style-name="Text_20_body_20_indent"><text:soft-page-break/>This function returns a 0 if the call was successfully completed. <text:s/>The return code is negative if an error occurred. <text:s/>If the return code is a positive value, then the RPC will be performed asynchronously. <text:s/>In this case the return value will be used by the callback routine to identify <text:s/><text:span text:style-name="T4">which </text:span>of the outstanding asynchronous calls has returned a value.</text:p>
      <text:p text:style-name="Text_20_body_20_indent">When an asynchronous remote procedure completes, then it calls the user’s routine given as the pCallback parameter to this routine. <text:s/>If pCallback parameter is given as 0 then the routine that was given as parameter to the RegisterCallback() routine is called instead.</text:p>
      <text:p text:style-name="Standard"><text:span text:style-name="Emphasis">INT RemoteReadData(CM2IpcStruct* pData, UINT uMaxLength = 0)</text:span></text:p>
      <text:p text:style-name="Text_20_body_20_indent">This member function is used to read a remote procedure call. <text:s/>The contents of the pData parameter depends on which message is being sent.</text:p>
      <text:p text:style-name="Text_20_body_20_indent">This routine returns the actual number of byte read.</text:p>
      <text:p text:style-name="Text_20_body_20_indent">Users of this routine should pass the maximum length that can be read in the uMaxLength parameter. <text:s/>If this parameter is given as 0, then RemoteReadData will use the value of pData-&gt;m_wPacketSize.</text:p>
      <text:p text:style-name="Standard"><text:span text:style-name="Emphasis">INT RemoteWriteReply(CM2IpcReplyStruct* pData, DWORD dwSequence = 0) </text:span></text:p>
      <text:p text:style-name="Text_20_body_20_indent">This member function is used to reply to a remote procedure call. <text:s/>The dwSequence parameter contains the unique identifier (cookie) for the asynchronous call for which this reply is referring. <text:s/>If dwSequence is not specified, then RemoteWriteReply will use the value in pData-&gt;m_dwSequence. <text:s/>Each remote reply message will be defined as a subclass of CM2IpcReplyStruct, adding its own member variables as needed.</text:p>
      <text:p text:style-name="Standard"><text:span text:style-name="Emphasis">operator SOCKET (void) const</text:span></text:p>
      <text:p text:style-name="Text_20_body_20_indent">This member cast function is used to retrieve the socket handle. <text:s/>This is usually not necessary, but is useful if the user needs to directly call low-level Sockets routines.</text:p>
      <text:p text:style-name="Standard"><text:span text:style-name="Emphasis">operator char* (void) const</text:span></text:p>
      <text:p text:style-name="Text_20_body_20_indent">This member cast function is used to retrieve a textual representation of the socket connection (for example, “host1.philipcs.com:80”).</text:p>
      <text:p text:style-name="Heading_20_5">Member variables</text:p>
      <text:list xml:id="list1325395524" text:continue-list="list1860958214" text:style-name="WW8StyleNum">
        <text:list-item>
          <text:p text:style-name="P34">CCM2SocketAddr m_PeerName<text:line-break/><text:tab/>Socket address of the other end of the connection.</text:p>
        </text:list-item>
        <text:list-item>
          <text:p text:style-name="P34">UINT m_uOpenFlags<text:line-break/><text:tab/>The current I/O mode flags that were given when opening this socket.</text:p>
        </text:list-item>
        <text:list-item>
          <text:p text:style-name="P34">BOOL m_bAsyncMode<text:line-break/><text:tab/>Indicate if non-blocking I/O will be performed.</text:p>
        </text:list-item>
      </text:list>
      <text:p text:style-name="Heading_20_5">States</text:p>
      <text:p text:style-name="Standard">The CCM2Socket class has the following states: <text:s/>Closed, OpenedServer, OpenedClient, Listening, Ready, Reading, and Writing. <text:s/>The state transition diagram for this class is given in <text:bookmark-ref text:reference-format="text" text:ref-name="_Ref355076171">Figure 3</text:bookmark-ref> below.</text:p>
      <text:p text:style-name="Standard"><text:soft-page-break/></text:p>
      <text:p text:style-name="P23"><draw:frame draw:style-name="fr3" draw:name="Object3" text:anchor-type="as-char" svg:width="3.6098in" svg:height="2.8098in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Caption"><text:bookmark-start text:name="_Ref355076171"/>Figure <text:sequence text:ref-name="refFigure2" text:name="Figure" text:formula="ooow:Figure+1" style:num-format="1">3</text:sequence><text:bookmark-end text:name="_Ref355076171"/> CCM2Socket States</text:p>
      <text:p text:style-name="Standard">Note that the state following Closed is either OpenedServer or OpenedClient, depending on how the socket is opened. <text:s/>See the description for the Open function above for more details.</text:p>
      <text:p text:style-name="Heading_20_4">CCM2SocketAddr</text:p>
      <text:p text:style-name="Heading_20_5">Description</text:p>
      <text:p text:style-name="Standard">The CCM2Socket class requires CCM2SocketAddr in its implementation of the <text:span text:style-name="T2">Open</text:span> member function.</text:p>
      <text:p text:style-name="Standard">The CCM2SocketAddr class inherits from sockaddr_in (see the winsock.h header file). <text:s/>Note that since sockaddr_in is a structure, no functionality is inherited.</text:p>
      <text:p text:style-name="Standard">This class is primarily used internally by the IPC classes.</text:p>
      <text:p text:style-name="Heading_20_5">Interface</text:p>
      <text:p text:style-name="Standard"><text:span text:style-name="Emphasis">CCM2SocketAddr(const CCM2IPAddress Host, WORD wPort)</text:span></text:p>
      <text:p text:style-name="Text_20_body_20_indent">This constructor combines the IP address class with a port number to form a unique socket address. <text:s/>If the port number is 0, then the system will generate a unique port number.</text:p>
      <text:p text:style-name="Standard"><text:span text:style-name="Emphasis">CCM2SocketAddr(LPCSTR pszHost, WORD wPort)</text:span></text:p>
      <text:p text:style-name="Text_20_body_20_indent">This is an alternate constructor that combines the host name and port number to form a unique socket address. <text:s/>If the port number is 0, then the system will generate a unique port number. <text:s/>If the host is blank, then the socket can connect to any host (INADDR_ANY is used for host address). <text:s/>INADDR_ANY is useful for a server-side socket that listens for requests from <text:span text:style-name="T4">any </text:span>client.</text:p>
      <text:p text:style-name="Standard"><text:span text:style-name="Emphasis">CCM2SocketAddr(LPCSTR pszHost, LPCSTR pszService)</text:span></text:p>
      <text:p text:style-name="Text_20_body_20_indent">This constructor is similar to the preceding one, except that the service name of the port is given instead of the actual port number. <text:s/>The Windows sockets routine <text:s/><text:span text:style-name="T2">getservbyname</text:span> is used to resolve this service name.</text:p>
      <text:p text:style-name="Standard"><text:soft-page-break/><text:span text:style-name="Emphasis">DWORD NetAddress(void) const</text:span></text:p>
      <text:p text:style-name="Text_20_body_20_indent">Returns the network address in internal format.</text:p>
      <text:p text:style-name="Standard"><text:span text:style-name="Emphasis">WORD PortNumber(void) const</text:span></text:p>
      <text:p text:style-name="Text_20_body_20_indent">Returns the port number for this socket address. <text:s/>This is especially useful when the constructor was called with port = 0 in which case the system assigns the next port available. <text:s/>This routine then can be used to find out which port the system has assigned.</text:p>
      <text:p text:style-name="Standard"><text:span text:style-name="Emphasis">operator sockaddr * (void) const</text:span></text:p>
      <text:p text:style-name="Text_20_body_20_indent">Returns the sockaddr structure representing the object.</text:p>
      <text:p text:style-name="Standard"><text:span text:style-name="Emphasis">operator LPCSTR (void) const</text:span></text:p>
      <text:p text:style-name="Text_20_body_20_indent">Returns a static (textual) representation of the socket address. <text:s/>This will be either the Internet host name or the numeric address followed by a colon and the port number. <text:s/>For example “hosta.philips.nl:1230”.</text:p>
      <text:p text:style-name="Heading_20_5">Member variables</text:p>
      <text:p text:style-name="Standard">Inherits the following variables from sockaddr_in:</text:p>
      <text:list xml:id="list1013399972" text:continue-numbering="true" text:style-name="WW8StyleNum">
        <text:list-item>
          <text:p text:style-name="List_20_Bullet">short sin_family</text:p>
        </text:list-item>
        <text:list-item>
          <text:p text:style-name="List_20_Bullet">u_short sin_port</text:p>
        </text:list-item>
        <text:list-item>
          <text:p text:style-name="List_20_Bullet">struct in_addr sin_addr</text:p>
        </text:list-item>
        <text:list-item>
          <text:p text:style-name="List_20_Bullet">char sin_zero[8]</text:p>
        </text:list-item>
      </text:list>
      <text:p text:style-name="Heading_20_5">States</text:p>
      <text:p text:style-name="Standard">None.</text:p>
      <text:p text:style-name="Heading_20_4">CCM2Stream</text:p>
      <text:p text:style-name="Heading_20_5">Description</text:p>
      <text:p text:style-name="Standard">The CCM2Stream class provides an abstract base class for the various transport-specific classes (CCM2Socket for example). <text:s/>This class is not specific to any particular transport mechanism and and therefore can be used as a base class for Windows sockets, named pipes, RPC, etc.</text:p>
      <text:p text:style-name="Standard">This class inherits from the MFC CFile class.</text:p>
      <text:p text:style-name="Standard">Since the <text:span text:style-name="T2">Open, Read, Write, and Close</text:span> semantics differ for the various transport mechanisms, CCM2Stream does not implement these functions; nor does it have a public constructor.</text:p>
      <text:p text:style-name="Heading_20_5"><text:bookmark-start text:name="_Ref355612931"/>Interface<text:bookmark-end text:name="_Ref355612931"/></text:p>
      <text:p text:style-name="Standard"><text:span text:style-name="Emphasis">virtual BOOL Open(LPCSTR pszFileName, UINT uOpenFlags, CFileException* pError = NULL) = 0</text:span></text:p>
      <text:p text:style-name="Text_20_body_20_indent">This pure virtual function overrides the Open function of the CFile base class. <text:s/>It is provided here in order to force subclasses to implement their own functionality.</text:p>
      <text:p text:style-name="Standard"><text:soft-page-break/><text:span text:style-name="Emphasis">virtual UINT Read(LPVOID pBuf, UINT uCount) = 0</text:span></text:p>
      <text:p text:style-name="Text_20_body_20_indent">This pure virtual function overrides the Read function of the CFile base class. <text:s/>It is provided here in order to force subclasses to implement their own functionality.</text:p>
      <text:p text:style-name="Standard"><text:span text:style-name="Emphasis">virtual void Write(const LPVOID pBuf, UINT uCount) = 0</text:span></text:p>
      <text:p text:style-name="Text_20_body_20_indent">This pure virtual function overrides the Write function of the CFile base class. <text:s/>It is provided here in order to force subclasses to implement their own functionality.</text:p>
      <text:p text:style-name="Standard"><text:span text:style-name="Emphasis">virtual void Abort(void) = 0</text:span></text:p>
      <text:p text:style-name="Text_20_body_20_indent">This pure virtual function overrides the Abort function of the CFile base class. <text:s/>It is provided here in order to force subclasses to implement their own functionality.</text:p>
      <text:p text:style-name="Standard"><text:span text:style-name="Emphasis">virtual void Close(void) = 0</text:span></text:p>
      <text:p text:style-name="Text_20_body_20_indent">This pure virtual function overrides the Close function of the CFile base class. <text:s/>It is provided here in order to force subclasses to implement their own functionality.</text:p>
      <text:p text:style-name="Standard"><text:span text:style-name="Emphasis">virtual BOOL Reconnect(void)</text:span></text:p>
      <text:p text:style-name="Text_20_body_20_indent">This member function may be implemented by a subclass (i.e., CCM2Socket) that is able to reuse its instances for subsequent connections.</text:p>
      <text:p text:style-name="Text_20_body_20_indent">Class CCM2Stream implements this function by always returning FALSE.</text:p>
      <text:p text:style-name="Standard"><text:span text:style-name="Emphasis">virtual void SetAsyncMode(const BOOL bMode) = 0</text:span></text:p>
      <text:p text:style-name="Text_20_body_20_indent">This pure virtual function defines the SetAsyncMode interface for sub-classes of CCM2Stream. <text:s/>Note that this operation is an extension of the CFile interface. <text:s/>It is provided here in order to force subclasses to implement their own functionality.</text:p>
      <text:p text:style-name="Standard"><text:span text:style-name="Emphasis">virtual INT RemoteProcedure(CM2IpcStruct* pData, CALLBACK* pCallback = 0) = 0</text:span></text:p>
      <text:p text:style-name="Text_20_body_20_indent">This member function may be implemented by a subclass (i.e., CCM2Socket) in order to perform remote procedure calls. <text:s/>Note that the contents of the pData parameter is defined by the application using this class.</text:p>
      <text:p text:style-name="Text_20_body_20_indent">This function returns a 0 if the call was successfully completed. <text:s/>The return code is negative if an error occurred. <text:s/>If the return code is a positive value, then the RPC will be performed asynchronously. <text:s/>In this case the return value will be used by the callback routine to identify <text:s/><text:span text:style-name="T4">which </text:span>of the outstanding asynchronous calls has returned a value.</text:p>
      <text:p text:style-name="Standard"><text:span text:style-name="Emphasis">virtual INT RemoteReadData(CM2IpcStruct* pData, UINT uMaxLength = 0) = 0</text:span></text:p>
      <text:p text:style-name="Text_20_body_20_indent">This member function may be implemented by a subclass (i.e., CCM2Socket) that is able to to read a remote procedure call. <text:s/>The contents of the pData parameter depends on which message is being sent.</text:p>
      <text:p text:style-name="Text_20_body_20_indent">When implemented (by a subclass) this routine should return the actual number of bytes read.</text:p>
      <text:p text:style-name="Standard"><text:span text:style-name="Emphasis">virtual INT RemoteWriteReply(CM2IpcReplyStruct* pData, DWORD dwSequence = 0) = 0</text:span></text:p>
      <text:p text:style-name="Text_20_body_20_indent"><text:soft-page-break/>This member function may be implemented by a subclass (i.e., CCM2Socket) that is able to reply to a remote procedure call. <text:s/>The dwSequence parameter must contain the unique identifier for the asynchronous call for which this reply is referring. <text:s/>The contents of the pData parameter depends on which message is being sent.</text:p>
      <text:p text:style-name="Standard"><text:span text:style-name="Emphasis">CALLBACK* RegisterCallback(CM2CallBack pCallback = 0)</text:span></text:p>
      <text:p text:style-name="Text_20_body_20_indent">Register a default routine that will be called when an asynchronous RPC completes. <text:s/>This function returns the address of the previous callback, or 0 if there was no previous callback.</text:p>
      <text:p text:style-name="Standard"><text:span text:style-name="Emphasis">CCM2STATUSCODE QueryStatus(void)</text:span></text:p>
      <text:p text:style-name="Text_20_body_20_indent">Returns the current status of the stream. <text:s/>The possible statuses are: <text:s/>SC_OK, SC_NODATA, SC_EOF, and SC_FAILED.</text:p>
      <text:p text:style-name="Heading_20_5">Member variables</text:p>
      <text:list xml:id="list1849792509" text:continue-numbering="true" text:style-name="WW8StyleNum">
        <text:list-item>
          <text:p text:style-name="P34">CCM2State * m_pState<text:line-break/><text:tab/>Current state.</text:p>
        </text:list-item>
        <text:list-item>
          <text:p text:style-name="P34">CM2CallBack m_pDefCallback<text:line-break/><text:tab/>Address of the registered callback routine.</text:p>
        </text:list-item>
      </text:list>
      <text:p text:style-name="Heading_20_5">States</text:p>
      <text:p text:style-name="Standard">(see states for CCM2Socket class).</text:p>
      <text:p text:style-name="Heading_20_4"><text:bookmark-start text:name="_Ref354982298"/>CCM2State<text:bookmark-end text:name="_Ref354982298"/></text:p>
      <text:p text:style-name="Heading_20_5">Description</text:p>
      <text:p text:style-name="Standard">The class CCM2State is to be considered a family of classes: <text:s/>there is no strict inheritence hierarchy defined. <text:s/>An object that uses CCM2State will define its own base class and a set of subclasses -- one subclass per state. <text:s/>Because of this layout the set of the subclasses are referred to as a “state tree.”</text:p>
      <text:p text:style-name="Standard">This section describes the class mechanisms for representing states and also describes the members that all “state trees” have in common. <text:s/>The general structure of an example state tree is given in <text:bookmark-ref text:reference-format="text" text:ref-name="_Ref354888612">Figure 4</text:bookmark-ref> below.</text:p>
      <text:p text:style-name="Standard"/>
      <text:p text:style-name="P24"><text:soft-page-break/><draw:frame draw:style-name="fr4" draw:name="Object4" text:anchor-type="as-char" svg:width="3.5098in" svg:height="2.5098in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5"><text:bookmark-start text:name="_Ref354888612"/>Figure <text:sequence text:ref-name="refFigure3" text:name="Figure" text:formula="ooow:Figure+1" style:num-format="1">4</text:sequence><text:bookmark-end text:name="_Ref354888612"/> Example State Tree</text:p>
      <text:p text:style-name="Standard"/>
      <text:p text:style-name="P12">Notes:</text:p>
      <text:p text:style-name="Standard">Note that the use of CCM2State is a design decision. <text:s/>It is used to distribute state-dependent behavior across several subclasses. <text:s/>Therefore, for classes with many states, the class functionality is distributed over many subclasses. <text:s/>A possible drawback is that changes to a “state tree” could result in several classes needing to be changed. <text:s/>On the other hand, such distribution is actually good if there are many states. <text:s/>The code for each state is isolated from the other states and is thus easier to understand. <text:s/>If the state tree method is not used, then some other approach is needed, which often results in a large switch statement, or some other monolithic programming construction.</text:p>
      <text:p text:style-name="Standard">The state transitions are performed by the subclasses themself. <text:s/>In other words, a state subclass has knowlege of which state follows. <text:s/>However, this is usually not a problem.</text:p>
      <text:p text:style-name="Standard">Instances of a state subclass can be shared unless they define member variables. <text:s/>The static member function “Instance()” is used when sharing is enabled.</text:p>
      <text:p text:style-name="Heading_20_5">Interface</text:p>
      <text:p text:style-name="Standard">Each particular state tree will define its own interface.</text:p>
      <text:p text:style-name="Heading_20_5">Member variables</text:p>
      <text:list xml:id="list1142948184" text:continue-numbering="true" text:style-name="WW8StyleNum">
        <text:list-item>
          <text:p text:style-name="P34">static &lt;subclass&gt; * m_pInstance<text:line-break/><text:tab/>Each subclass that allows the state object to be shared will have an instance variable.</text:p>
        </text:list-item>
      </text:list>
      <text:p text:style-name="Heading_20_5">States</text:p>
      <text:p text:style-name="Standard">None.</text:p>
      <text:p text:style-name="Heading_20_4">CCM2SocketState</text:p>
      <text:p text:style-name="Heading_20_5">Description</text:p>
      <text:p text:style-name="Standard"><text:soft-page-break/>The class CCM2SocketState is used as the base class for all the socket state subclasses. <text:s/>The state subclasses are as follows: <text:s/>CCM2SSClosed, CCM2SSOpenedServer, CCM2SSOpenedClient, CCM2SSListening, and CCM2SSReady.</text:p>
      <text:p text:style-name="Heading_20_5">Interface</text:p>
      <text:p text:style-name="Standard">Note that the following virtual interface functions cause an error if called. <text:s/>State subclasses will therefore need to override the functions that can sensibly be handled at that state.</text:p>
      <text:p text:style-name="Standard"><text:span text:style-name="Emphasis">virtual void Abort(void)</text:span></text:p>
      <text:p text:style-name="Standard"><text:span text:style-name="Emphasis">virtual void Close(void)</text:span></text:p>
      <text:p text:style-name="Standard"><text:span text:style-name="Emphasis">virtual CCM2Socket&amp; CreateServer(const WORD wPort, const CCM2IPAddress* pHost)</text:span></text:p>
      <text:p text:style-name="Standard"><text:span text:style-name="Emphasis">virtual BOOL GetSockOpt(INT nOptionName, void * pOptionValue, INT * pnOptionLen, INT nLevel = SOL_SOCKET)</text:span></text:p>
      <text:p text:style-name="Standard"><text:span text:style-name="Emphasis">virtual BOOL Listen(const INT nBackLog)</text:span></text:p>
      <text:p text:style-name="Standard"><text:span text:style-name="Emphasis">virtual BOOL Open (const CCM2SocketAddr&amp; rSockAddr, UINT uOpenFlags, CFileException* pError = NULL)</text:span></text:p>
      <text:p text:style-name="Standard"><text:span text:style-name="Emphasis">virtual UINT Read(LPVOID pBuf, UINT uCount)</text:span></text:p>
      <text:p text:style-name="Standard"><text:span text:style-name="Emphasis">virtual DWORD ReaderThread(IOPARAMS* pIOP)</text:span></text:p>
      <text:p text:style-name="Standard"><text:span text:style-name="Emphasis">virtual INT SetSockOpt(INT nOptionName, const void * pOptionValue, INT nOptionLen, INT nLevel = SOL_SOCKET)</text:span></text:p>
      <text:p text:style-name="Standard"><text:span text:style-name="Emphasis">virtual void Write(const LPVOID pBuf, UINT uCount)</text:span></text:p>
      <text:p text:style-name="Standard"><text:span text:style-name="Emphasis">virtual DWORD WriterThread(IOPARAMS* pIOP)</text:span></text:p>
      <text:p text:style-name="Standard"><text:span text:style-name="Emphasis">static CCM2SocketState* Instance(void)</text:span></text:p>
      <text:p text:style-name="Text_20_body_20_indent">Each state subclass will implement the Instance function that returns the single instance of the state object.</text:p>
      <text:p text:style-name="Heading_20_5">Member variables</text:p>
      <text:p text:style-name="Heading_20_5">States</text:p>
      <text:p text:style-name="Standard">Uninitialized, Closed, OpenedServer, OpenedClient, Listening, Connected, Reading, Writing</text:p>
      <text:p text:style-name="Heading_20_3">IPC Messages</text:p>
      <text:p text:style-name="Standard">The various modules (or application programs) of CM communicate by sending messages across Windows Sockets. <text:s/>Messages that are specific to a particular CM module are described in the Composite Level Design document for that particular module.</text:p>
      <text:p text:style-name="Standard">By design, the IPC messages used by CM have a consistent format throughout all of the CM modules. <text:s/>Therefore, this section describes the common format of IPC messages and the mechanism used for sending these messages. <text:s/>This section also lists a few messages that are not specific to any particular CM module.</text:p>
      <text:p text:style-name="Standard"><text:span text:style-name="Emphasis"/></text:p>
      <text:p text:style-name="Standard"><text:soft-page-break/><text:span text:style-name="Emphasis"><text:span text:style-name="T6">An IPC class that is derived from the CCM2Stream abstract base class can implement a high-level, remote procedure call mechanism. <text:s/>This is accomplished by implementing the three member functions: <text:s/>RemoteProcedure, RemoteReply, and (optionally) RegisterCallback.</text:span></text:span></text:p>
      <text:p text:style-name="Standard"><text:span text:style-name="Emphasis"><text:span text:style-name="T6">The RemoteProcedure routine is called by applications that need to invoke a remote procedure. <text:s/>The RemoteReply routine is used by the application that answers (or fulfills) the request.</text:span></text:span></text:p>
      <text:p text:style-name="Standard"/>
      <text:p text:style-name="Standard">The standard layout of an IPC message is as follows:</text:p>
      <text:list xml:id="list737462138" text:continue-numbering="true" text:style-name="WW8StyleNum">
        <text:list-item>
          <text:p text:style-name="List_20_Bullet">function call ordinal</text:p>
        </text:list-item>
        <text:list-item>
          <text:p text:style-name="List_20_Bullet">packet size. <text:s/>This is the number of bytes in the whole message, including the header.</text:p>
        </text:list-item>
        <text:list-item>
          <text:p text:style-name="List_20_Bullet">sequence. <text:s/>This is a counter that uniquely identifies each remote procedure call.</text:p>
        </text:list-item>
        <text:list-item>
          <text:p text:style-name="List_20_Bullet">input parameters to the remote procedure in the form of a structure. <text:s/>The layout will depend on the function call.</text:p>
        </text:list-item>
      </text:list>
      <text:p text:style-name="Standard">The standard layout of an IPC reply is as follows:</text:p>
      <text:list xml:id="list1219874953" text:continue-numbering="true" text:style-name="WW8StyleNum">
        <text:list-item>
          <text:p text:style-name="List_20_Bullet">The function call ordinal, packet size, and sequence (see above structure).</text:p>
        </text:list-item>
        <text:list-item>
          <text:p text:style-name="List_20_Bullet">return code -- the return value from the remote procedure, if applicable</text:p>
        </text:list-item>
        <text:list-item>
          <text:p text:style-name="List_20_Bullet">output parameters from the remote procedure in the form of a structure. <text:s/>The layout will depend on what the remote procedure returns.</text:p>
        </text:list-item>
      </text:list>
      <text:p text:style-name="Standard">As mentioned above, each CM module’s CLD will document its own messages. <text:s/>The following section documents messages that are not specific to any one CM module.</text:p>
      <text:p text:style-name="Heading_20_4">General Messages</text:p>
      <text:p text:style-name="P11">EndOfFile</text:p>
      <text:p text:style-name="Text_20_body_20_indent">Indicate to the other end of the socket that there is no more data to be expected from this socket.</text:p>
      <text:p text:style-name="Standard"><text:span text:style-name="T2">EndOfData </text:span>(FunctionCallOrdinal)</text:p>
      <text:p text:style-name="Text_20_body_20_indent">Some of the IPC messages used by CM are of an iterative nature. <text:s/>For example, the monitor application asks the broker for a list of applications, resulting in multiple replies (one reply for each application). <text:s/>The <text:span text:style-name="T2">EndOfData </text:span>message indicates the end of such a list.</text:p>
      <text:p text:style-name="Text_20_body_20_indent">This message has one parameter that contains the function call ordinal of the iterative message that has reached the end of its dataset.</text:p>
      <text:p text:style-name="P11">GenericReply</text:p>
      <text:p text:style-name="Text_20_body_20_indent">When an application calls RemoteReadData to receive an IPC message, it is never certain as to <text:span text:style-name="T4">which <text:s/></text:span>IPC message will be received. <text:s/>Therefore <text:span text:style-name="T2">GenericReply</text:span> is defined to be large enough to receive any of the other IPC messages.</text:p>
      <text:p text:style-name="Heading_20_3"><text:soft-page-break/>Startup and shutdown</text:p>
      <text:p text:style-name="Standard">Several CM modules have special requirements during startup and shutdown. <text:s/>Some of these requirements are not specific to any one module. <text:s/>Therefore, these startup and shutdown scenarios are described here instead of in each of these modules.</text:p>
      <text:p text:style-name="Standard">Upon receiving a WM_CLOSE or WM_QUIT message, the CM module should send EndOfFile messages to all of its active socket connections. <text:s/>Then each of these sockets should be closed.</text:p>
      <text:p text:style-name="Standard"/>
      <text:p text:style-name="Heading_20_2"><text:bookmark-start text:name="_Ref355055890"/>Design Considerations<text:bookmark-end text:name="_Ref355055890"/></text:p>
      <text:p text:style-name="Standard">This subsection describes the arguments used in the various design decisions that are made.</text:p>
      <text:p text:style-name="Standard"/>
      <text:p text:style-name="Standard">The interface between IPC objects and other parts of the CM system must be generic enough to work under multiple network communication strategies and protocols. <text:s/>Users of the IPC classes should not have to worry about any network dependencies. <text:s/>This allows the transport layer to be replaced with a minimum of effort.</text:p>
      <text:p text:style-name="Standard">Note that several other sockets class hierarchies are available. <text:s/>The following subsections gives an overview of other class libraries that were rejected for use in CM.</text:p>
      <text:p text:style-name="Heading_20_3">MFC Socket Classes</text:p>
      <text:p text:style-name="Standard">The Microsoft Foundation Class (MFC) implements socket functionality as three classes: CSocket, CAsyncSocket, and CSocketFile. <text:s/>The class hierarchy is shown in <text:s/><text:bookmark-ref text:reference-format="text" text:ref-name="_Ref353692908">Figure 5</text:bookmark-ref>.</text:p>
      <text:p text:style-name="Standard"/>
      <text:p text:style-name="P24"><draw:frame draw:style-name="fr5" draw:name="Object5" text:anchor-type="as-char" svg:width="3in" svg:height="2in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25"><text:bookmark-start text:name="_Ref353692908"/>Figure <text:sequence text:ref-name="refFigure4" text:name="Figure" text:formula="ooow:Figure+1" style:num-format="1">5</text:sequence><text:bookmark-end text:name="_Ref353692908"/> <text:s/>MFC Socket Class Hierarchy</text:p>
      <text:p text:style-name="Standard">The CAsyncSocket class is a thin C++ layer on top of the Windows Sockets library. <text:s/>CSocket uses the blocking calls of Windows sockets and further adds the following calls: <text:s/>a call to detect if there is an outstanding blocking call, a call to cancel the current blocking operation and a message pump mechanism. <text:s/>Note that MFC implements CSocket by issuing asynchronous operations and polling in order to maintain a fine level of control. <text:s/>The CSocketFile is based on a subset of CFile which also contains a pointer to an already opened CSocket object.</text:p>
      <text:p text:style-name="Standard">There are several problems with the MFC approach to sockets:</text:p>
      <text:list xml:id="list1545759469" text:continue-numbering="true" text:style-name="WW8StyleNum">
        <text:list-item>
          <text:p text:style-name="List_20_Bullet"><text:soft-page-break/>The CAsyncSocket class is almost a one-to-one mapping of the Windows sockets C library. <text:s/>Although this allows virtually full access to all sockets features, it does not provide enough abstraction. <text:s/>In other words, the code using this class is specific to sockets.</text:p>
        </text:list-item>
        <text:list-item>
          <text:p text:style-name="List_20_Bullet">The CSocket class is not efficient in implemented blocking calls since it constantly polls the socket. <text:s/>This is unacceptable for modules such as the Broker and the Protocol Server which have multiple sockets open.</text:p>
        </text:list-item>
        <text:list-item>
          <text:p text:style-name="List_20_Bullet">The CSocketFile class is a poor attempt to use the familiar CFile abstraction. <text:s/>It does not implement the Open interface of CFile (when open is in fact the most difficult part of sockets). <text:s/>Instead, CSocketFile has a pointer to an already open CSocket object. <text:s/>To compensate for lack of socket support in CSocketFile, the CSocket member variable is declared public.</text:p>
        </text:list-item>
        <text:list-item>
          <text:p text:style-name="List_20_Bullet">Functions such as <text:span text:style-name="T2">select</text:span> that operate on sets of socket handles are not supported.</text:p>
        </text:list-item>
      </text:list>
      <text:p text:style-name="Heading_20_3">CommChat</text:p>
      <text:p text:style-name="Standard">The CommChat example and article on the Developer Network CD also points out several of the weaknesses of the MFC socket classes, before introducing its own solution.</text:p>
      <text:p text:style-name="Standard">The CommChat class hierarchy is given in <text:s/><text:bookmark-ref text:reference-format="text" text:ref-name="_Ref353697311">Figure 6</text:bookmark-ref>.</text:p>
      <text:p text:style-name="Standard"/>
      <text:p text:style-name="P24"><draw:frame draw:style-name="fr6" draw:name="Object6" text:anchor-type="as-char" svg:width="4.1228in" svg:height="3.0098in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5"><text:bookmark-start text:name="_Ref353697311"/>Figure <text:sequence text:ref-name="refFigure5" text:name="Figure" text:formula="ooow:Figure+1" style:num-format="1">6</text:sequence><text:bookmark-end text:name="_Ref353697311"/> <text:s/>CommChat Socket Class Hierarchy</text:p>
      <text:p text:style-name="Standard"/>
      <text:p text:style-name="Standard">Note that this class hierarchy consists of three layers: <text:s/>MFC, communication, and transport layers. <text:s/>The MFC layer provides the CFile abstraction. <text:s/>The communication layer provides classes that are not dependent on the transport medium/protocol. <text:s/>The classes derived from CClientCommunication and CServerCommunication contain the specifics of the transport being used (Windows sockets in the figure above). <text:s/>Other derived class could be based on RPC, named pipes, etc.</text:p>
      <text:p text:style-name="Standard">Advantages of the CommChat class hierarchy:</text:p>
      <text:list xml:id="list198264322" text:continue-numbering="true" text:style-name="WW8StyleNum">
        <text:list-item>
          <text:p text:style-name="List_20_Bullet"><text:soft-page-break/>Provides a complete, high level abstraction of the CFile class.</text:p>
        </text:list-item>
        <text:list-item>
          <text:p text:style-name="List_20_Bullet">Subclasses of CClientCommunication and CServerCommunication can be used in a transport independent fashion.</text:p>
        </text:list-item>
      </text:list>
      <text:p text:style-name="Standard">Disadvantages of the CommChat class hierarchy:</text:p>
      <text:list xml:id="list109906204" text:continue-numbering="true" text:style-name="WW8StyleNum">
        <text:list-item>
          <text:p text:style-name="List_20_Bullet">Multiple inheritence from a common base class is not advisable.</text:p>
        </text:list-item>
        <text:list-item>
          <text:p text:style-name="List_20_Bullet">Asynchronous socket functions are not supported. <text:s/>This is because CFile does not have asynchronous (or overlapped) capabilities.</text:p>
        </text:list-item>
        <text:list-item>
          <text:p text:style-name="List_20_Bullet">Functions such as <text:span text:style-name="T2">select</text:span> that operate on sets of socket handles are not supported.</text:p>
        </text:list-item>
      </text:list>
      <text:p text:style-name="Heading_20_1">Constraints</text:p>
      <text:p text:style-name="Standard">This section describes deviations between this SDS and the requirements for the subject (e.g. described in the SPS).</text:p>
      <text:p text:style-name="Standard"/>
      <text:p text:style-name="Heading_20_1">Changes</text:p>
      <text:p text:style-name="Standard">Revision 00, Accepted after peer review on 14-6-96 by M. Woudboer.</text:p>
      <text:p text:style-name="Standard"/>
      <text:list xml:id="list573671309" text:style-name="WW8StyleNum7">
        <text:list-item>
          <text:p text:style-name="Appendix">Appendix A<text:tab/>Using IPC Classes</text:p>
        </text:list-item>
      </text:list>
      <text:p text:style-name="Standard">The following steps tell how to use the IPC classes in a module.</text:p>
      <text:p text:style-name="Standard">First, be sure to add the <text:span text:style-name="T7">J:\CMII\include</text:span> directory to Visual C++ settings. <text:s/>Also, make sure that J:\CMII\bin is in your PATH. (that’s where the DLL resides). <text:s/>Applications will also need to link with the J:\CMII\lib\CM2IPC.LIB stub library.</text:p>
      <text:p text:style-name="Standard">In the following paragraphs a quick guide to using the IPC classes is given. <text:s/>Since the CCM2Socket class inherits from CFile its syntax should be familar. <text:s/>Only the open (and constructor) syntax is extented as shown below.</text:p>
      <text:p text:style-name="Standard">The first code sample shows how to connect a client-side socket to TCP/IP port number 1704 on a system called “tcphost”. <text:s/>Note that 1704 is the port number of the CM2 broker.</text:p>
      <text:p text:style-name="Standard"/>
      <text:p text:style-name="Program_20_Listing">#include &lt;CM2IPC.hpp&gt;</text:p>
      <text:p text:style-name="Program_20_Listing"/>
      <text:p text:style-name="Program_20_Listing">CCM2Stream* pSocket;</text:p>
      <text:p text:style-name="Program_20_Listing"/>
      <text:p text:style-name="Program_20_Listing">OnConnect()</text:p>
      <text:p text:style-name="Program_20_Listing">{</text:p>
      <text:p text:style-name="Program_20_Listing"><text:s text:c="4"/>pSocket = new CCM2Socket(CCM2SocketAddr(“tcphost”, 1704),</text:p>
      <text:p text:style-name="Program_20_Listing"><text:s text:c="29"/>CFile::modeReadWrite);</text:p>
      <text:p text:style-name="Program_20_Listing"><text:s text:c="4"/>if (pSocket-&gt;QueryStatus() == SC_FAILED)</text:p>
      <text:p text:style-name="Program_20_Listing"><text:s text:c="4"/>{</text:p>
      <text:p text:style-name="Program_20_Listing"><text:s text:c="8"/>delete m_pSocket;</text:p>
      <text:p text:style-name="Program_20_Listing"><text:s text:c="4"/>}</text:p>
      <text:p text:style-name="Program_20_Listing">}</text:p>
      <text:p text:style-name="Standard">To open a server-side socket, simply leave the system name blank:</text:p>
      <text:p text:style-name="Program_20_Listing"><text:s text:c="4"/>. . .</text:p>
      <text:p text:style-name="Program_20_Listing"><text:s text:c="4"/>CCM2Stream * pClient;</text:p>
      <text:p text:style-name="Program_20_Listing"><text:s text:c="4"/>CCM2Stream * pServer;</text:p>
      <text:p text:style-name="Program_20_Listing"><text:s text:c="4"/>pServer = new CCM2Socket(CCM2SocketAddr(“”, 1704), . . .</text:p>
      <text:p text:style-name="Program_20_Listing">// Alternative: <text:s text:c="2"/>CCM2Socket(“:1704”, . . .</text:p>
      <text:p text:style-name="Program_20_Listing"><text:s text:c="4"/>while (TRUE)</text:p>
      <text:p text:style-name="Program_20_Listing"><text:s text:c="4"/>{</text:p>
      <text:p text:style-name="Program_20_Listing"><text:s text:c="8"/>// Must do a listen on server port</text:p>
      <text:p text:style-name="Program_20_Listing"><text:s text:c="8"/>pClient = pServer-&gt;Listen();</text:p>
      <text:p text:style-name="Program_20_Listing"><text:s text:c="4"/>}</text:p>
      <text:p text:style-name="Program_20_Listing"/>
      <text:p text:style-name="Standard">The read and write syntax is the same as that of CFile:</text:p>
      <text:p text:style-name="Program_20_Listing"><text:s text:c="4"/>pSocket-&gt;Write(buffer, length);</text:p>
      <text:p text:style-name="Program_20_Listing"><text:s text:c="4"/>int actualRead = pSocket-&gt;Read(buffer, maxSize);</text:p>
      <text:p text:style-name="Program_20_Listing"/>
      <text:p text:style-name="Standard">There are 2 ways to turn on non-blocking mode:</text:p>
      <text:list xml:id="list169495173" text:continue-list="list578072404" text:style-name="WW8StyleNum8">
        <text:list-item>
          <text:p text:style-name="Bullet">Include the CFile::modeAsyncSocket flag in the call to the constructor (or Open routine).</text:p>
        </text:list-item>
        <text:list-item>
          <text:p text:style-name="Bullet">Call <text:span text:style-name="T7">SetAsyncMode(TRUE)</text:span> for the stream. <text:s/>All subsequent calls will then be non-blocking, until <text:span text:style-name="T7">SetAsyncMode(FALSE)</text:span>is called.</text:p>
        </text:list-item>
      </text:list>
      <text:p text:style-name="Standard">By default the non-blocking mode will do polling, i.e., a Read call will always return immediately, reading only the data that has already been transported. <text:s/>If no data is available, then Read will return a 0. <text:s/>See also <text:bookmark-ref text:reference-format="text" text:ref-name="_Ref356626099">Table 2</text:bookmark-ref> for an overview of the socket class I/O modes.</text:p>
      <text:p text:style-name="Standard">The third mode uses a worker-thread to wait for data. <text:s/>When data has been transported, the worker thread will call the user’s registered callback routine, as shown in the following example:</text:p>
      <text:p text:style-name="Program_20_Listing"/>
      <text:p text:style-name="Program_20_Listing"><text:soft-page-break/>void</text:p>
      <text:p text:style-name="Program_20_Listing">MyCallback(DWORD Size, LPVOID Buffer)</text:p>
      <text:p text:style-name="Program_20_Listing">{</text:p>
      <text:p text:style-name="Program_20_Listing"><text:tab/>char* pBuf = static_cast&lt;char *&gt; (Buffer);</text:p>
      <text:p text:style-name="Program_20_Listing"><text:tab/>if (Size)</text:p>
      <text:p text:style-name="Program_20_Listing"><text:tab/>{</text:p>
      <text:p text:style-name="Program_20_Listing"><text:tab/><text:tab/>pBuf[Size] = '\0';</text:p>
      <text:p text:style-name="Program_20_Listing"><text:tab/><text:tab/>TRACE(pBuf);</text:p>
      <text:p text:style-name="Program_20_Listing"><text:tab/>}</text:p>
      <text:p text:style-name="Program_20_Listing">}</text:p>
      <text:p text:style-name="Program_20_Listing"/>
      <text:p text:style-name="Program_20_Listing"/>
      <text:p text:style-name="Program_20_Listing">OnConnect()</text:p>
      <text:p text:style-name="Program_20_Listing">{</text:p>
      <text:p text:style-name="Program_20_Listing"><text:tab/>. . . <text:span text:style-name="T4">(etc., from above) . . .</text:span></text:p>
      <text:p text:style-name="Program_20_Listing"><text:tab/>pSocket-&gt;RegisterCallback(MyCallback);</text:p>
      <text:p text:style-name="Program_20_Listing">}</text:p>
      <text:p text:style-name="Program_20_Listing"/>
      <text:p text:style-name="Program_20_Listing"/>
      <text:p text:style-name="Program_20_Listing">AsyncRead()</text:p>
      <text:p text:style-name="Program_20_Listing">{</text:p>
      <text:p text:style-name="Program_20_Listing"><text:tab/>pSocket-&gt;SetAsyncMode(TRUE);</text:p>
      <text:p text:style-name="Program_20_Listing"><text:tab/>int in_len = m_pSocket-&gt;Read(inbuff, BUF_LEN);</text:p>
      <text:p text:style-name="Program_20_Listing"><text:tab/>if (in_len)</text:p>
      <text:p text:style-name="Program_20_Listing"><text:tab/>{</text:p>
      <text:p text:style-name="Program_20_Listing"><text:tab/><text:tab/>// Data was immediately available and has been read</text:p>
      <text:p text:style-name="Program_20_Listing"><text:tab/><text:tab/>// into inbuff. <text:s/>No worker thread was created</text:p>
      <text:p text:style-name="Program_20_Listing"><text:tab/>}</text:p>
      <text:p text:style-name="Program_20_Listing"><text:tab/>else</text:p>
      <text:p text:style-name="Program_20_Listing"><text:tab/>{</text:p>
      <text:p text:style-name="Program_20_Listing"><text:tab/><text:tab/>// No data was available. <text:s/>MyCallback will be called with</text:p>
      <text:p text:style-name="Program_20_Listing"><text:tab/><text:tab/>// the data (and length) when data becomes available.</text:p>
      <text:p text:style-name="Program_20_Listing"><text:tab/>}</text:p>
      <text:p text:style-name="Program_20_Listing">}</text:p>
      <text:p text:style-name="Program_20_Listing"/>
      <text:p text:style-name="Standard">The following code shows how to send an IPC package, in this case the EndOfData message:</text:p>
      <text:p text:style-name="Program_20_Listing"/>
      <text:p text:style-name="Program_20_Listing"><text:tab/>EndOfData EndDataMsg;</text:p>
      <text:p text:style-name="Program_20_Listing"><text:tab/>EndDataMsg.m_wEndFunction = IPC_EnumerateResponse;</text:p>
      <text:p text:style-name="Program_20_Listing"><text:tab/>pStream-&gt;RemoteProcedure(&amp;EndDataMsg);</text:p>
      <text:p text:style-name="Program_20_Listing"/>
      <text:p text:style-name="Standard">The follow code shows how to receive an IPC message and determine which message was sent:</text:p>
      <text:p text:style-name="Program_20_Listing"/>
      <text:p text:style-name="Program_20_Listing"><text:tab/>// GenericReply is a message large enough to hold any IPC</text:p>
      <text:p text:style-name="Program_20_Listing"><text:tab/>CM2IpcStruct* pMsgANY = new GenericReply;</text:p>
      <text:p text:style-name="Program_20_Listing"/>
      <text:p text:style-name="Program_20_Listing"><text:tab/>if (pStream-&gt;RemoteReadData(pMsgANY) == 0)</text:p>
      <text:p text:style-name="Program_20_Listing"><text:tab/>{</text:p>
      <text:p text:style-name="Program_20_Listing"><text:tab/><text:tab/>TRACE("No data on stream -- exiting\n");</text:p>
      <text:p text:style-name="Program_20_Listing"><text:tab/><text:tab/>delete pMsgANY;</text:p>
      <text:p text:style-name="Program_20_Listing"><text:tab/><text:tab/>return 1;</text:p>
      <text:p text:style-name="Program_20_Listing"><text:tab/>}</text:p>
      <text:p text:style-name="Program_20_Listing"/>
      <text:p text:style-name="Program_20_Listing"><text:tab/>switch (pMsgANY-&gt;m_wFunction)</text:p>
      <text:p text:style-name="Program_20_Listing"><text:tab/>{</text:p>
      <text:p text:style-name="Program_20_Listing"><text:tab/>case IPC_Identification:<text:tab/>// TSP companion</text:p>
      <text:p text:style-name="Program_20_Listing"><text:tab/>case IPC_ConnectServer:<text:tab/><text:tab/>// Protocol Server</text:p>
      <text:p text:style-name="Program_20_Listing"><text:tab/><text:tab/>. . . <text:span text:style-name="T4">etc. <text:s/>. . .</text:span></text:p>
      <text:p text:style-name="Program_20_Listing"><text:tab/>}</text:p>
      <text:p text:style-name="Program_20_Listing"><text:tab/>delete pMsgANY;</text:p>
      <text:p text:style-name="Program_20_List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111in"/>
      <style:text-properties fo:language="en" fo:country="US"/>
    </style:style>
    <style:style style:name="List" style:family="paragraph" style:parent-style-name="Text_20_body" style:class="list">
      <style:paragraph-properties fo:margin-left="0.5in" fo:margin-right="0in" fo:margin-top="0.0835in" fo:margin-bottom="0.0555in" fo:text-indent="-0.25in" style:auto-text-indent="false">
        <style:tab-stops>
          <style:tab-stop style:position="0.5in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0835in" fo:margin-bottom="0.111in"/>
      <style:text-properties fo:font-size="9pt" fo:language="en" fo:country="US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0417in" fo:margin-bottom="0.0417in" fo:break-before="page" fo:keep-with-next="always"/>
      <style:text-properties fo:font-variant="small-caps"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top="0.1665in" fo:margin-bottom="0.0417in"/>
      <style:text-properties fo:font-size="14pt" fo:language="zxx" fo:country="none" fo:font-weight="bold" style:font-size-asian="14pt" style:font-weight-asian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top="0.1665in" fo:margin-bottom="0.0417in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list-style-name="" style:class="text">
      <style:paragraph-properties fo:margin-top="0.1665in" fo:margin-bottom="0.0417in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top="0.1665in" fo:margin-bottom="0.0417in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list-style-name="" style:class="text">
      <style:paragraph-properties fo:margin-top="0.1665in" fo:margin-bottom="0.0417in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" style:class="text">
      <style:paragraph-properties fo:margin-top="0.1665in" fo:margin-bottom="0.0417in"/>
      <style:text-properties style:font-name="Arial"/>
    </style:style>
    <style:style style:name="Heading_20_8" style:display-name="Heading 8" style:family="paragraph" style:parent-style-name="Standard" style:next-style-name="Standard" style:list-style-name="" style:class="text">
      <style:paragraph-properties fo:margin-top="0.1665in" fo:margin-bottom="0.0417in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list-style-name="" style:class="text">
      <style:paragraph-properties fo:margin-top="0.1665in" fo:margin-bottom="0.0417in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 fo:margin-left="0.1201in" fo:margin-right="0in" fo:keep-together="always" fo:text-indent="0in" style:auto-text-indent="false">
        <style:tab-stops>
          <style:tab-stop style:position="1.0835in"/>
          <style:tab-stop style:position="1.1811in"/>
          <style:tab-stop style:position="6.3in" style:type="right"/>
        </style:tab-stops>
      </style:paragraph-properties>
      <style:text-properties style:font-name="Courier New" fo:font-size="10pt" fo:language="en" fo:country="US" style:font-size-asian="10pt"/>
    </style:style>
    <style:style style:name="Footer" style:family="paragraph" style:parent-style-name="Standard" style:class="extra">
      <style:paragraph-properties fo:keep-together="always">
        <style:tab-stops>
          <style:tab-stop style:position="6.3in" style:type="right"/>
        </style:tab-stops>
      </style:paragraph-properties>
      <style:text-properties style:font-name="Arial" fo:font-size="8pt" fo:language="en" fo:country="US" style:font-size-asian="8pt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>
        <style:tab-stops>
          <style:tab-stop style:position="6.3in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9pt" style:font-size-asian="9pt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/>
    </style:style>
    <style:style style:name="Annotation_20_Text" style:display-name="Annotation Text" style:family="paragraph" style:parent-style-name="Standard">
      <style:paragraph-properties fo:margin-left="0.1299in" fo:margin-right="0in" fo:margin-top="0.0835in" fo:margin-bottom="0.0835in" fo:line-height="0.1528in" fo:text-indent="-0.1299in" style:auto-text-indent="false">
        <style:tab-stops>
          <style:tab-stop style:position="0.1299in"/>
        </style:tab-stops>
      </style:paragraph-properties>
      <style:text-properties fo:font-size="11pt" fo:language="en" fo:country="US" style:font-size-asian="11pt"/>
    </style:style>
    <style:style style:name="Block_20_Quotation" style:display-name="Block Quotation" style:family="paragraph" style:parent-style-name="Text_20_body">
      <style:paragraph-properties fo:margin-left="0.5in" fo:margin-right="0.5in" fo:margin-top="0.0835in" fo:margin-bottom="0.111in" fo:keep-together="always" fo:text-indent="0in" style:auto-text-indent="false"/>
      <style:text-properties fo:language="en" fo:country="US" fo:font-style="italic" style:font-style-asian="italic"/>
    </style:style>
    <style:style style:name="Block_20_Quotation_20_First" style:display-name="Block Quotation First" style:family="paragraph" style:parent-style-name="Block_20_Quotation" style:next-style-name="Block_20_Quotation">
      <style:paragraph-properties fo:margin-top="0.0835in" fo:margin-bottom="0.111in"/>
    </style:style>
    <style:style style:name="Block_20_Quotation_20_Last" style:display-name="Block Quotation Last" style:family="paragraph" style:parent-style-name="Block_20_Quotation" style:next-style-name="Text_20_body">
      <style:paragraph-properties fo:margin-top="0.0835in" fo:margin-bottom="0.1665in"/>
    </style:style>
    <style:style style:name="Text_20_body_20_indent" style:display-name="Text body indent" style:family="paragraph" style:parent-style-name="Text_20_body" style:class="text">
      <style:paragraph-properties fo:margin-left="0.25in" fo:margin-right="0in" fo:margin-top="0.0835in" fo:margin-bottom="0.111in" fo:text-indent="0in" style:auto-text-indent="false"/>
      <style:text-properties fo:language="en" fo:country="US"/>
    </style:style>
    <style:style style:name="Body_20_Text_20_Keep" style:display-name="Body Text Keep" style:family="paragraph" style:parent-style-name="Text_20_body">
      <style:paragraph-properties fo:keep-with-next="always"/>
    </style:style>
    <style:style style:name="Chapter_20_Label" style:display-name="Chapter Label" style:family="paragraph" style:parent-style-name="Standard" style:next-style-name="Standard">
      <style:paragraph-properties fo:margin-top="0.25in" fo:margin-bottom="0in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letter-kerning="true" style:font-weight-asian="bold"/>
    </style:style>
    <style:style style:name="Chapter_20_Subtitle" style:display-name="Chapter Subtitle" style:family="paragraph" style:parent-style-name="Standard" style:next-style-name="Text_20_body">
      <style:paragraph-properties fo:margin-top="0.25in" fo:margin-bottom="0.25in" fo:text-align="center" style:justify-single-word="false" fo:keep-together="always" fo:keep-with-next="always"/>
      <style:text-properties style:font-name="Arial" fo:font-size="14pt" fo:language="en" fo:country="US" fo:font-style="italic" style:letter-kerning="true" style:font-size-asian="14pt" style:font-style-asian="italic"/>
    </style:style>
    <style:style style:name="Chapter_20_Title" style:display-name="Chapter Title" style:family="paragraph" style:parent-style-name="Standard" style:next-style-name="Chapter_20_Subtitle">
      <style:paragraph-properties fo:margin-top="0.4165in" fo:margin-bottom="0in" fo:text-align="center" style:justify-single-word="false" fo:keep-together="always" fo:keep-with-next="always"/>
      <style:text-properties style:font-name="Arial" fo:font-size="16pt" fo:language="en" fo:country="US" fo:font-weight="bold" style:letter-kerning="true" style:font-size-asian="16pt" style:font-weight-asian="bold"/>
    </style:style>
    <style:style style:name="Copyright_20_Notice" style:display-name="Copyright Notice" style:family="paragraph" style:parent-style-name="Standard">
      <style:paragraph-properties fo:margin-left="0in" fo:margin-right="3.3465in" fo:text-indent="0in" style:auto-text-indent="false"/>
      <style:text-properties fo:font-size="9pt" fo:language="en" fo:country="US" style:font-size-asian="9pt"/>
    </style:style>
    <style:style style:name="Date" style:family="paragraph" style:parent-style-name="Text_20_body">
      <style:paragraph-properties fo:margin-top="0.3335in" fo:margin-bottom="0.111in" fo:text-align="center" style:justify-single-word="false"/>
      <style:text-properties fo:font-weight="bold" style:font-weight-asian="bold"/>
    </style:style>
    <style:style style:name="Document_20_Information" style:display-name="Document Information" style:family="paragraph" style:parent-style-name="Standard">
      <style:text-properties fo:font-size="11pt" fo:language="en" fo:country="US" style:font-size-asian="11pt"/>
    </style:style>
    <style:style style:name="Endnote" style:family="paragraph" style:parent-style-name="Standard" style:class="extra">
      <style:paragraph-properties fo:margin-left="0.1299in" fo:margin-right="0in" fo:margin-top="0.0835in" fo:margin-bottom="0.0835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fo:language="en" fo:country="US" style:font-size-asian="9pt"/>
    </style:style>
    <style:style style:name="Footer_20_Even" style:display-name="Footer Even" style:family="paragraph" style:parent-style-name="Footer">
      <style:paragraph-properties fo:keep-together="always">
        <style:tab-stops>
          <style:tab-stop style:position="6.3in" style:type="right"/>
        </style:tab-stops>
      </style:paragraph-properties>
      <style:text-properties style:font-name="Arial" fo:font-size="8pt" fo:language="en" fo:country="US" style:font-size-asian="8pt"/>
    </style:style>
    <style:style style:name="Footer_20_First" style:display-name="Footer First" style:family="paragraph" style:parent-style-name="Footer">
      <style:paragraph-properties fo:text-align="center" style:justify-single-word="false" fo:keep-together="always">
        <style:tab-stops>
          <style:tab-stop style:position="6.3in" style:type="right"/>
        </style:tab-stops>
      </style:paragraph-properties>
      <style:text-properties style:font-name="Arial" fo:font-size="8pt" fo:language="en" fo:country="US" style:font-size-asian="8pt"/>
    </style:style>
    <style:style style:name="Footer_20_Odd" style:display-name="Footer Odd" style:family="paragraph" style:parent-style-name="Footer">
      <style:paragraph-properties fo:text-align="end" style:justify-single-word="false" fo:keep-together="always">
        <style:tab-stops>
          <style:tab-stop style:position="0in" style:type="right"/>
          <style:tab-stop style:position="6.3in" style:type="right"/>
        </style:tab-stops>
      </style:paragraph-properties>
      <style:text-properties style:font-name="Arial" fo:font-size="8pt" fo:language="en" fo:country="US" style:font-size-asian="8pt"/>
    </style:style>
    <style:style style:name="Footnote_20_Base" style:display-name="Footnote Base" style:family="paragraph" style:parent-style-name="Standard">
      <style:paragraph-properties fo:margin-left="0.1299in" fo:margin-right="0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fo:language="en" fo:country="US" style:font-size-asian="9pt"/>
    </style:style>
    <style:style style:name="Header_20_Base" style:display-name="Header Base" style:family="paragraph" style:parent-style-name="Standard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  <style:text-properties fo:font-size="11pt" fo:language="en" fo:country="US" style:font-size-asian="11pt"/>
    </style:style>
    <style:style style:name="Index_20_1" style:display-name="Index 1" style:family="paragraph" style:parent-style-name="Standard" style:class="index">
      <style:paragraph-properties fo:margin-left="0.1528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2" style:display-name="Index 2" style:family="paragraph" style:parent-style-name="Standard" style:class="index">
      <style:paragraph-properties fo:margin-left="0.3055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3" style:display-name="Index 3" style:family="paragraph" style:parent-style-name="Standard" style:class="index">
      <style:paragraph-properties fo:margin-left="0.4583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4" style:display-name="Index 4" style:family="paragraph" style:parent-style-name="Standard">
      <style:paragraph-properties fo:margin-left="0.611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5" style:display-name="Index 5" style:family="paragraph" style:parent-style-name="Standard">
      <style:paragraph-properties fo:margin-left="0.7638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6" style:display-name="Index 6" style:family="paragraph" style:parent-style-name="Standard">
      <style:paragraph-properties fo:margin-left="0.9165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7" style:display-name="Index 7" style:family="paragraph" style:parent-style-name="Standard">
      <style:paragraph-properties fo:margin-left="1.0693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8" style:display-name="Index 8" style:family="paragraph" style:parent-style-name="Standard">
      <style:paragraph-properties fo:margin-left="1.222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9" style:display-name="Index 9" style:family="paragraph" style:parent-style-name="Standard">
      <style:paragraph-properties fo:margin-left="1.3752in" fo:margin-right="0in" fo:text-indent="-0.1528in" style:auto-text-indent="false">
        <style:tab-stops>
          <style:tab-stop style:position="2.9in" style:type="right"/>
        </style:tab-stops>
      </style:paragraph-properties>
      <style:text-properties fo:font-size="9pt" fo:language="en" fo:country="US" style:font-size-asian="9pt"/>
    </style:style>
    <style:style style:name="Index_20_Base" style:display-name="Index Base" style:family="paragraph" style:parent-style-name="Standard">
      <style:paragraph-properties fo:margin-left="0.5in" fo:margin-right="0in" fo:text-indent="-0.5in" style:auto-text-indent="false">
        <style:tab-stops>
          <style:tab-stop style:position="2.75in" style:type="right" style:leader-style="dotted" style:leader-text="."/>
        </style:tab-stops>
      </style:paragraph-properties>
      <style:text-properties fo:font-size="11pt" fo:language="en" fo:country="US" style:font-size-asian="11pt"/>
    </style:style>
    <style:style style:name="Index_20_Heading" style:display-name="Index Heading" style:family="paragraph" style:parent-style-name="Standard" style:next-style-name="Index_20_1" style:class="index">
      <style:paragraph-properties fo:margin-left="0.0972in" fo:margin-right="0in" fo:margin-top="0.1665in" fo:margin-bottom="0.0835in" fo:text-indent="0in" style:auto-text-indent="false"/>
      <style:text-properties style:font-name="Arial" fo:font-size="14pt" fo:language="en" fo:country="US" fo:font-weight="bold" style:font-size-asian="14pt" style:font-weight-asian="bold"/>
    </style:style>
    <style:style style:name="Large_20_1" style:display-name="Large 1" style:family="paragraph" style:parent-style-name="Heading_20_1" style:next-style-name="Standard">
      <style:paragraph-properties fo:margin-left="0.472in" fo:margin-right="0in" fo:margin-top="0.1665in" fo:margin-bottom="0.0835in" fo:text-indent="-0.472in" style:auto-text-indent="false" fo:break-before="auto" fo:break-after="auto"/>
      <style:text-properties fo:text-transform="uppercase" style:font-name="Arial" fo:font-size="12pt" style:letter-kerning="true" style:font-size-asian="12pt"/>
    </style:style>
    <style:style style:name="List_20_2" style:display-name="List 2" style:family="paragraph" style:parent-style-name="List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1.25in" fo:margin-right="0in" fo:text-indent="-0.25in" style:auto-text-indent="false">
        <style:tab-stops>
          <style:tab-stop style:position="1.25in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1.5in" fo:margin-right="0in" fo:text-indent="-0.25in" style:auto-text-indent="false">
        <style:tab-stops>
          <style:tab-stop style:position="1.5in"/>
        </style:tab-stops>
      </style:paragraph-properties>
    </style:style>
    <style:style style:name="List_20_Bullet" style:display-name="List Bullet" style:family="paragraph" style:parent-style-name="List" style:list-style-name="WW8StyleNum">
      <style:paragraph-properties fo:margin-left="0.4957in" fo:margin-right="0in" fo:margin-top="0.0835in" fo:margin-bottom="0in" fo:text-indent="-0.248in" style:auto-text-indent="false">
        <style:tab-stops/>
      </style:paragraph-properties>
    </style:style>
    <style:style style:name="List_20_Bullet_20_2" style:display-name="List Bullet 2" style:family="paragraph" style:parent-style-name="List_20_Bullet" style:list-style-name="WW8StyleNum1">
      <style:paragraph-properties fo:margin-left="0.75in" fo:margin-right="0in" fo:text-indent="-0.248in" style:auto-text-indent="false"/>
    </style:style>
    <style:style style:name="List_20_Bullet_20_3" style:display-name="List Bullet 3" style:family="paragraph" style:parent-style-name="List_20_Bullet" style:list-style-name="WW8StyleNum2">
      <style:paragraph-properties fo:margin-left="1in" fo:margin-right="0in" fo:text-indent="-0.248in" style:auto-text-indent="false"/>
    </style:style>
    <style:style style:name="List_20_Bullet_20_4" style:display-name="List Bullet 4" style:family="paragraph" style:parent-style-name="List_20_Bullet" style:list-style-name="WW8StyleNum3">
      <style:paragraph-properties fo:margin-left="1.25in" fo:margin-right="0in" fo:text-indent="-0.248in" style:auto-text-indent="false"/>
    </style:style>
    <style:style style:name="List_20_Bullet_20_5" style:display-name="List Bullet 5" style:family="paragraph" style:parent-style-name="List_20_Bullet" style:list-style-name="WW8StyleNum4">
      <style:paragraph-properties fo:margin-left="1.5in" fo:margin-right="0in" fo:text-indent="-0.248in" style:auto-text-indent="false"/>
    </style:style>
    <style:style style:name="List_20_Bullet_20_First" style:display-name="List Bullet First" style:family="paragraph" style:parent-style-name="List_20_Bullet" style:next-style-name="List_20_Bullet">
      <style:paragraph-properties fo:margin-top="0.0555in" fo:margin-bottom="0in"/>
    </style:style>
    <style:style style:name="List_20_Bullet_20_Last" style:display-name="List Bullet Last" style:family="paragraph" style:parent-style-name="List_20_Bullet" style:next-style-name="Text_20_body">
      <style:paragraph-properties fo:margin-top="0.0835in" fo:margin-bottom="0.1665in"/>
    </style:style>
    <style:style style:name="List_20_Continue" style:display-name="List Continue" style:family="paragraph" style:parent-style-name="List" style:list-style-name="WW8StyleNum5">
      <style:paragraph-properties fo:margin-top="0.0835in" fo:margin-bottom="0.111in">
        <style:tab-stops/>
      </style:paragraph-properties>
    </style:style>
    <style:style style:name="List_20_Continue_20_2" style:display-name="List Continue 2" style:family="paragraph" style:parent-style-name="List_20_Continue">
      <style:paragraph-properties fo:margin-left="0.75in" fo:margin-right="0in" fo:text-indent="-0.25in" style:auto-text-indent="false"/>
    </style:style>
    <style:style style:name="List_20_Continue_20_3" style:display-name="List Continue 3" style:family="paragraph" style:parent-style-name="List_20_Continue">
      <style:paragraph-properties fo:margin-left="1in" fo:margin-right="0in" fo:text-indent="-0.25in" style:auto-text-indent="false"/>
    </style:style>
    <style:style style:name="List_20_Continue_20_4" style:display-name="List Continue 4" style:family="paragraph" style:parent-style-name="List_20_Continue">
      <style:paragraph-properties fo:margin-left="1.25in" fo:margin-right="0in" fo:text-indent="-0.25in" style:auto-text-indent="false"/>
    </style:style>
    <style:style style:name="List_20_Continue_20_5" style:display-name="List Continue 5" style:family="paragraph" style:parent-style-name="List_20_Continue">
      <style:paragraph-properties fo:margin-left="1.5in" fo:margin-right="0in" fo:text-indent="-0.25in" style:auto-text-indent="false"/>
    </style:style>
    <style:style style:name="List_20_First" style:display-name="List First" style:family="paragraph" style:parent-style-name="List" style:next-style-name="List">
      <style:paragraph-properties fo:margin-top="0.0555in" fo:margin-bottom="0.0555in"/>
    </style:style>
    <style:style style:name="List_20_Last" style:display-name="List Last" style:family="paragraph" style:parent-style-name="List" style:next-style-name="Text_20_body">
      <style:paragraph-properties fo:margin-top="0.0835in" fo:margin-bottom="0.1665in"/>
    </style:style>
    <style:style style:name="List_20_Number" style:display-name="List Number" style:family="paragraph" style:parent-style-name="List" style:list-style-name="WW8StyleNum6">
      <style:paragraph-properties fo:margin-top="0.0835in" fo:margin-bottom="0.111in">
        <style:tab-stops/>
      </style:paragraph-properties>
    </style:style>
    <style:style style:name="List_20_Number_20_2" style:display-name="List Number 2" style:family="paragraph" style:parent-style-name="List_20_Number">
      <style:paragraph-properties fo:margin-left="0.75in" fo:margin-right="0in" fo:text-indent="-0.25in" style:auto-text-indent="false"/>
    </style:style>
    <style:style style:name="List_20_Number_20_3" style:display-name="List Number 3" style:family="paragraph" style:parent-style-name="List_20_Number">
      <style:paragraph-properties fo:margin-left="1in" fo:margin-right="0in" fo:text-indent="-0.25in" style:auto-text-indent="false"/>
    </style:style>
    <style:style style:name="List_20_Number_20_4" style:display-name="List Number 4" style:family="paragraph" style:parent-style-name="List_20_Number">
      <style:paragraph-properties fo:margin-left="1.25in" fo:margin-right="0in" fo:text-indent="-0.25in" style:auto-text-indent="false"/>
    </style:style>
    <style:style style:name="List_20_Number_20_5" style:display-name="List Number 5" style:family="paragraph" style:parent-style-name="List_20_Number">
      <style:paragraph-properties fo:margin-left="1.5in" fo:margin-right="0in" fo:text-indent="-0.25in" style:auto-text-indent="false"/>
    </style:style>
    <style:style style:name="List_20_Number_20_First" style:display-name="List Number First" style:family="paragraph" style:parent-style-name="List_20_Number" style:next-style-name="List_20_Number">
      <style:paragraph-properties fo:margin-top="0.0555in" fo:margin-bottom="0.111in"/>
    </style:style>
    <style:style style:name="List_20_Number_20_Last" style:display-name="List Number Last" style:family="paragraph" style:parent-style-name="List_20_Number" style:next-style-name="Text_20_body">
      <style:paragraph-properties fo:margin-top="0.0835in" fo:margin-bottom="0.1665in"/>
    </style:style>
    <style:style style:name="Macro_20_Text" style:display-name="Macro Text" style:family="paragraph" style:parent-style-name="Text_20_body">
      <style:paragraph-properties fo:margin-top="0.0835in" fo:margin-bottom="0.0835in"/>
      <style:text-properties style:font-name="Courier New"/>
    </style:style>
    <style:style style:name="Message_20_Header" style:display-name="Message Header" style:family="paragraph" style:parent-style-name="Text_20_body">
      <style:paragraph-properties fo:margin-left="0.75in" fo:margin-right="2in" fo:margin-top="0.0835in" fo:margin-bottom="0.1665in" fo:keep-together="always" fo:text-indent="-0.75in" style:auto-text-indent="false">
        <style:tab-stops>
          <style:tab-stop style:position="2.5in"/>
          <style:tab-stop style:position="3.25in"/>
        </style:tab-stops>
      </style:paragraph-properties>
      <style:text-properties style:font-name="Arial"/>
    </style:style>
    <style:style style:name="Part_20_Label" style:display-name="Part Label" style:family="paragraph" style:parent-style-name="Standard" style:next-style-name="Standard">
      <style:paragraph-properties fo:margin-top="0.4165in" fo:margin-bottom="0.111in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style:letter-kerning="true"/>
    </style:style>
    <style:style style:name="Part_20_Subtitle" style:display-name="Part Subtitle" style:family="paragraph" style:parent-style-name="Standard" style:next-style-name="Text_20_body">
      <style:paragraph-properties fo:margin-top="0.25in" fo:margin-bottom="0.0835in" fo:text-align="center" style:justify-single-word="false" fo:keep-with-next="always"/>
      <style:text-properties style:font-name="Arial" fo:font-size="16pt" fo:language="en" fo:country="US" fo:font-style="italic" style:letter-kerning="true" style:font-size-asian="16pt" style:font-style-asian="italic"/>
    </style:style>
    <style:style style:name="Part_20_Title" style:display-name="Part Title" style:family="paragraph" style:parent-style-name="Standard" style:next-style-name="Part_20_Subtitle">
      <style:paragraph-properties fo:margin-top="0.4165in" fo:margin-bottom="0.0835in" fo:text-align="center" style:justify-single-word="false" fo:keep-with-next="always"/>
      <style:text-properties style:font-name="Arial" fo:font-size="18pt" fo:language="en" fo:country="US" fo:font-weight="bold" style:letter-kerning="true" style:font-size-asian="18pt" style:font-weight-asian="bold"/>
    </style:style>
    <style:style style:name="Picture" style:family="paragraph" style:parent-style-name="Text_20_body" style:next-style-name="Caption">
      <style:paragraph-properties fo:keep-with-next="always"/>
    </style:style>
    <style:style style:name="Section_20_Heading" style:display-name="Section Heading" style:family="paragraph" style:parent-style-name="Standard">
      <style:paragraph-properties fo:margin-top="0.0835in" fo:margin-bottom="0.111in" fo:keep-with-next="always"/>
      <style:text-properties style:font-name="Arial" fo:font-size="14pt" fo:language="en" fo:country="US" fo:font-weight="bold" style:letter-kerning="true" style:font-size-asian="14pt" style:font-weight-asian="bold"/>
    </style:style>
    <style:style style:name="Section_20_Label" style:display-name="Section Label" style:family="paragraph" style:parent-style-name="Standard" style:next-style-name="Text_20_body">
      <style:paragraph-properties fo:margin-top="0.1665in" fo:margin-bottom="0.25in" fo:text-align="center" style:justify-single-word="false" fo:keep-together="always" fo:keep-with-next="always"/>
      <style:text-properties style:font-name="Arial" fo:font-size="18pt" fo:language="en" fo:country="US" fo:font-weight="bold" style:letter-kerning="true" style:font-size-asian="18pt" style:font-weight-asian="bold"/>
    </style:style>
    <style:style style:name="Title" style:family="paragraph" style:parent-style-name="Standard" style:next-style-name="Subtitle" style:class="chapter">
      <style:paragraph-properties fo:margin-top="2.5in" fo:margin-bottom="0in" fo:text-align="center" style:justify-single-word="false"/>
      <style:text-properties style:font-name="Arial" fo:font-size="40pt" fo:font-weight="bold" style:letter-kerning="true" style:font-size-asian="40pt" style:font-weight-asian="bold"/>
    </style:style>
    <style:style style:name="Subtitle" style:family="paragraph" style:parent-style-name="Title" style:next-style-name="Text_20_body" style:class="chapter">
      <style:paragraph-properties fo:margin-top="0in" fo:margin-bottom="0.1665in"/>
      <style:text-properties fo:font-size="24pt" style:font-size-asian="24pt"/>
    </style:style>
    <style:style style:name="Subtitle_20_Cover" style:display-name="Subtitle Cover" style:family="paragraph" style:parent-style-name="Standard" style:next-style-name="Text_20_body">
      <style:paragraph-properties fo:margin-top="0.1665in" fo:margin-bottom="0.111in" fo:text-align="center" style:justify-single-word="false" fo:keep-with-next="always"/>
      <style:text-properties style:font-name="Arial" fo:font-size="18pt" fo:language="en" fo:country="US" fo:font-style="italic" style:letter-kerning="true" style:font-size-asian="18pt" style:font-style-asian="italic"/>
    </style:style>
    <style:style style:name="Table_20_of_20_Authorities" style:display-name="Table of Authorities" style:family="paragraph" style:parent-style-name="Standard">
      <style:paragraph-properties fo:margin-left="0.25in" fo:margin-right="0in" fo:text-indent="-0.25in" style:auto-text-indent="false">
        <style:tab-stops>
          <style:tab-stop style:position="6in" style:type="right" style:leader-style="dotted" style:leader-text="."/>
        </style:tab-stops>
      </style:paragraph-properties>
      <style:text-properties fo:font-size="11pt" fo:language="en" fo:country="US" style:font-size-asian="11pt"/>
    </style:style>
    <style:style style:name="Table_20_of_20_Figures" style:display-name="Table of Figures" style:family="paragraph" style:parent-style-name="Standard">
      <style:paragraph-properties fo:margin-left="0.5in" fo:margin-right="0in" fo:text-indent="-0.5in" style:auto-text-indent="false">
        <style:tab-stops>
          <style:tab-stop style:position="6in" style:type="right" style:leader-style="dotted" style:leader-text="."/>
        </style:tab-stops>
      </style:paragraph-properties>
      <style:text-properties fo:font-size="11pt" fo:language="en" fo:country="US" style:font-size-asian="11pt"/>
    </style:style>
    <style:style style:name="Title_20_Cover" style:display-name="Title Cover" style:family="paragraph" style:parent-style-name="Standard" style:next-style-name="Subtitle_20_Cover">
      <style:paragraph-properties fo:margin-left="2.3626in" fo:margin-right="0in" fo:margin-top="0.111in" fo:margin-bottom="0.111in" fo:text-indent="-2.3626in" style:auto-text-indent="false" fo:keep-with-next="always"/>
      <style:text-properties style:font-name="Arial" fo:font-size="14pt" fo:language="en" fo:country="US" style:letter-kerning="true" style:font-size-asian="14pt"/>
    </style:style>
    <style:style style:name="TOC_20_Base" style:display-name="TOC Base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  <style:text-properties fo:font-size="11pt" fo:language="en" fo:country="US" style:font-size-asian="11pt"/>
    </style:style>
    <style:style style:name="Appendix" style:family="paragraph" style:parent-style-name="Heading_20_1" style:list-style-name="WW8StyleNum7"/>
    <style:style style:name="Bullet" style:family="paragraph" style:parent-style-name="Standard" style:list-style-name="WW8StyleNum8">
      <style:paragraph-properties fo:margin-left="0.1972in" fo:margin-right="0in" fo:margin-top="0in" fo:margin-bottom="0in" style:line-height-at-least="0.1665in" fo:text-indent="-0.1972in" style:auto-text-indent="false"/>
    </style:style>
    <style:style style:name="Program_20_Listing" style:display-name="Program Listing" style:family="paragraph" style:parent-style-name="Standard">
      <style:paragraph-properties fo:margin-top="0in" fo:margin-bottom="0in"/>
      <style:text-properties style:font-name="Courier New" fo:font-size="10pt" style:font-size-asian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weight="bold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clickstyle" style:family="text" style:parent-style-name="Default_20_Paragraph_20_Font">
      <style:text-properties fo:color="#ff0000"/>
    </style:style>
    <style:style style:name="Emphasis" style:family="text">
      <style:text-properties fo:font-style="italic" style:font-style-asian="italic"/>
    </style:style>
    <style:style style:name="Endnote_20_Symbol" style:display-name="Endnote Symbol" style:family="text">
      <style:text-properties style:text-position="super 58%"/>
    </style:style>
    <style:style style:name="Lead-in_20_Emphasis" style:display-name="Lead-in Emphasis" style:family="text">
      <style:text-properties fo:font-style="italic" fo:font-weight="bold" style:font-style-asian="italic" style:font-weight-asian="bold"/>
    </style:style>
    <style:style style:name="Line_20_numbering" style:display-name="Line numbering" style:family="text">
      <style:text-properties style:font-name="Arial" fo:font-size="9pt" style:font-size-asian="9pt"/>
    </style:style>
    <style:style style:name="Superscript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StyleNum">
      <text:list-level-style-bullet text:level="1" style:num-prefix="·" text:bullet-char="·">
        <style:list-level-properties text:min-label-width="0.2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style:num-prefix="·" text:bullet-char="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style:num-prefix="·" text:bullet-char="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bullet text:level="1" style:num-prefix="·" text:bullet-char="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bullet text:level="1" style:num-prefix="·" text:bullet-char="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5">
      <text:list-level-style-number text:level="1" style:num-format="">
        <style:list-level-properties text:min-label-distance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7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8">
      <text:list-level-style-bullet text:level="1" style:num-prefix="·" text:bullet-char="·">
        <style:list-level-properties text:min-label-width="0.196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6.4792in" fo:margin-left="-0.0799in" fo:margin-right="-0.1in" table:align="margins" style:writing-mode="lr-tb"/>
    </style:style>
    <style:style style:name="Table7.A" style:family="table-column">
      <style:table-column-properties style:column-width="1.7813in" style:rel-column-width="18016*"/>
    </style:style>
    <style:style style:name="Table7.B" style:family="table-column">
      <style:table-column-properties style:column-width="3.25in" style:rel-column-width="32872*"/>
    </style:style>
    <style:style style:name="Table7.C" style:family="table-column">
      <style:table-column-properties style:column-width="1.4479in" style:rel-column-width="14647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-left="none" fo:border-right="0.0069in solid #000000" fo:border-top="none" fo:border-bottom="0.0069in solid #000000" style:writing-mode="lr-tb"/>
    </style:style>
    <style:style style:name="MP1" style:family="paragraph" style:parent-style-name="Header">
      <style:paragraph-properties fo:margin-left="0.1181in" fo:margin-right="0in" fo:margin-top="0.028in" fo:margin-bottom="0.028in" fo:text-indent="0in" style:auto-text-indent="false" style:snap-to-layout-grid="false"/>
    </style:style>
    <style:style style:name="MP2" style:family="paragraph" style:parent-style-name="Header">
      <style:paragraph-properties fo:margin-left="0.1181in" fo:margin-right="0in" fo:margin-top="0.028in" fo:margin-bottom="0.028in" fo:text-align="center" style:justify-single-word="false" fo:text-indent="0in" style:auto-text-indent="false" style:snap-to-layout-grid="false"/>
    </style:style>
    <style:style style:name="MP3" style:family="paragraph" style:parent-style-name="Header">
      <style:paragraph-properties fo:margin-left="0.1181in" fo:margin-right="0in" fo:margin-top="0.028in" fo:margin-bottom="0.028in" fo:text-align="end" style:justify-single-word="false" fo:text-indent="0in" style:auto-text-indent="false" style:snap-to-layout-grid="false"/>
    </style:style>
    <style:style style:name="MT1" style:family="text">
      <style:text-properties fo:language="en" fo:country="GB"/>
    </style:style>
    <style:style style:name="MT2" style:family="text">
      <style:text-properties fo:font-weight="bold" style:font-weight-asian="bold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3937in" fo:margin-left="1.1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span text:style-name="MT1">SockStr Reference</text:span> <text:s text:c="7"/></text:p>
            </table:table-cell>
            <table:table-cell table:style-name="Table7.B1" office:value-type="string">
              <text:p text:style-name="MP2">Version 0.1 2010</text:p>
            </table:table-cell>
            <table:table-cell table:style-name="Table7.C1" office:value-type="string">
              <text:p text:style-name="MP3"><text:span text:style-name="MT2">Page </text:span><text:span text:style-name="MT2"><text:page-number text:select-page="current">27</text:page-number></text:span><text:span text:style-name="MT2"> 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  <text:p text:style-name="Program_20_Listing"/>
      </style:header>
      <style:footer>
        <text:p text:style-name="Standard"/>
        <text:p text:style-name="Program_20_Listing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agegroup 193 : DESIGN DESCRIPTION</dc:title>
    <dc:subject>Module cm2_ipc : IPC Module</dc:subject>
    <meta:keyword>Section 00 : Composite Level Design</meta:keyword>
    <dc:description>File Id: cm2_ipc.doc
Revision: 00
Status: ACCEPTED
Date: 02-07-96</dc:description>
    <meta:initial-creator>A. Warner</meta:initial-creator>
    <meta:creation-date>1996-04-09T06:49:00</meta:creation-date>
    <dc:creator>Andy </dc:creator>
    <dc:date>2010-06-05T10:52:17</dc:date>
    <meta:print-date>1996-07-02T15:32:00</meta:print-date>
    <meta:editing-cycles>54</meta:editing-cycles>
    <meta:editing-duration>PT13H52M18S</meta:editing-duration>
    <meta:generator>OpenOffice.org/3.2$Linux OpenOffice.org_project/320m12$Build-9483</meta:generator>
    <meta:document-statistic meta:table-count="7" meta:image-count="0" meta:object-count="6" meta:page-count="27" meta:paragraph-count="455" meta:word-count="6070" meta:character-count="38895"/>
    <meta:user-defined meta:name="Info 1"/>
    <meta:user-defined meta:name="Info 2"/>
    <meta:user-defined meta:name="Info 3"/>
    <meta:user-defined meta:name="Info 4"/>
  </office:meta>
</office:document-meta>
</file>